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5">
      <style:paragraph-properties fo:margin-top="0in" fo:margin-bottom="0in"/>
    </style:style>
    <style:style style:name="P23" style:family="paragraph" style:parent-style-name="Text_20_body" style:list-style-name="L16">
      <style:paragraph-properties fo:margin-top="0in" fo:margin-bottom="0in"/>
    </style:style>
    <style:style style:name="P24" style:family="paragraph" style:parent-style-name="Text_20_body" style:list-style-name="L17">
      <style:paragraph-properties fo:margin-top="0in" fo:margin-bottom="0in"/>
    </style:style>
    <style:style style:name="P25" style:family="paragraph" style:parent-style-name="Text_20_body" style:list-style-name="L18">
      <style:paragraph-properties fo:margin-top="0in" fo:margin-bottom="0in"/>
    </style:style>
    <style:style style:name="P26" style:family="paragraph" style:parent-style-name="Text_20_body" style:list-style-name="L19">
      <style:paragraph-properties fo:margin-top="0in" fo:margin-bottom="0in"/>
    </style:style>
    <style:style style:name="P27" style:family="paragraph" style:parent-style-name="Text_20_body" style:list-style-name="L20">
      <style:paragraph-properties fo:margin-top="0in" fo:margin-bottom="0in"/>
    </style:style>
    <style:style style:name="P28" style:family="paragraph" style:parent-style-name="Text_20_body" style:list-style-name="L21">
      <style:paragraph-properties fo:margin-top="0in" fo:margin-bottom="0in"/>
    </style:style>
    <style:style style:name="P29" style:family="paragraph" style:parent-style-name="Quotations">
      <style:paragraph-properties fo:margin-left="0.5in" fo:margin-right="0in" fo:text-indent="0in" style:auto-text-indent="false"/>
    </style:style>
    <style:style style:name="P30" style:family="paragraph" style:parent-style-name="Text_20_body" style:list-style-name="L22">
      <style:paragraph-properties fo:margin-top="0in" fo:margin-bottom="0in"/>
    </style:style>
    <style:style style:name="P31" style:family="paragraph" style:parent-style-name="Text_20_body" style:list-style-name="L23">
      <style:paragraph-properties fo:margin-top="0in" fo:margin-bottom="0in"/>
    </style:style>
    <style:style style:name="P32" style:family="paragraph" style:parent-style-name="Text_20_body" style:list-style-name="L24">
      <style:paragraph-properties fo:margin-top="0in" fo:margin-bottom="0in"/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Text_20_body" style:list-style-name="L26">
      <style:paragraph-properties fo:margin-top="0in" fo:margin-bottom="0in"/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27">
      <style:paragraph-properties fo:margin-top="0in" fo:margin-bottom="0in"/>
    </style:style>
    <style:style style:name="P37" style:family="paragraph" style:parent-style-name="Text_20_body" style:list-style-name="L28">
      <style:paragraph-properties fo:margin-top="0in" fo:margin-bottom="0in"/>
    </style:style>
    <style:style style:name="P38" style:family="paragraph" style:parent-style-name="Quotations">
      <style:paragraph-properties fo:margin-left="0.5in" fo:margin-right="0in" fo:text-indent="0in" style:auto-text-indent="false"/>
    </style:style>
    <style:style style:name="P39" style:family="paragraph" style:parent-style-name="Text_20_body" style:list-style-name="L29">
      <style:paragraph-properties fo:margin-top="0in" fo:margin-bottom="0in"/>
    </style:style>
    <style:style style:name="P40" style:family="paragraph" style:parent-style-name="Text_20_body" style:list-style-name="L30">
      <style:paragraph-properties fo:margin-top="0in" fo:margin-bottom="0in"/>
    </style:style>
    <style:style style:name="P41" style:family="paragraph" style:parent-style-name="Quotations">
      <style:paragraph-properties fo:margin-left="0.5in" fo:margin-right="0in" fo:text-indent="0in" style:auto-text-indent="false"/>
    </style:style>
    <style:style style:name="P42" style:family="paragraph" style:parent-style-name="Text_20_body" style:list-style-name="L31">
      <style:paragraph-properties fo:margin-top="0in" fo:margin-bottom="0in"/>
    </style:style>
    <style:style style:name="P43" style:family="paragraph" style:parent-style-name="Text_20_body" style:list-style-name="L32">
      <style:paragraph-properties fo:margin-top="0in" fo:margin-bottom="0in"/>
    </style:style>
    <style:style style:name="P44" style:family="paragraph" style:parent-style-name="Text_20_body" style:list-style-name="L33">
      <style:paragraph-properties fo:margin-top="0in" fo:margin-bottom="0in"/>
    </style:style>
    <style:style style:name="P45" style:family="paragraph" style:parent-style-name="Text_20_body" style:list-style-name="L34">
      <style:paragraph-properties fo:margin-top="0in" fo:margin-bottom="0in"/>
    </style:style>
    <style:style style:name="P46" style:family="paragraph" style:parent-style-name="Text_20_body" style:list-style-name="L35">
      <style:paragraph-properties fo:margin-top="0in" fo:margin-bottom="0in"/>
    </style:style>
    <style:style style:name="P47" style:family="paragraph" style:parent-style-name="Text_20_body" style:list-style-name="L36">
      <style:paragraph-properties fo:margin-top="0in" fo:margin-bottom="0in"/>
    </style:style>
    <style:style style:name="P48" style:family="paragraph" style:parent-style-name="Text_20_body" style:list-style-name="L37">
      <style:paragraph-properties fo:margin-top="0in" fo:margin-bottom="0in"/>
    </style:style>
    <style:style style:name="P49" style:family="paragraph" style:parent-style-name="Quotations">
      <style:paragraph-properties fo:margin-left="0.5in" fo:margin-right="0in" fo:text-indent="0in" style:auto-text-indent="false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Quotations">
      <style:paragraph-properties fo:margin-left="0.5in" fo:margin-right="0in" fo:text-indent="0in" style:auto-text-indent="false"/>
    </style:style>
    <style:style style:name="P53" style:family="paragraph" style:parent-style-name="Text_20_body" style:list-style-name="L40">
      <style:paragraph-properties fo:margin-top="0in" fo:margin-bottom="0in"/>
    </style:style>
    <style:style style:name="P54" style:family="paragraph" style:parent-style-name="Text_20_body" style:list-style-name="L41">
      <style:paragraph-properties fo:margin-top="0in" fo:margin-bottom="0in"/>
    </style:style>
    <style:style style:name="P55" style:family="paragraph" style:parent-style-name="Quotations">
      <style:paragraph-properties fo:margin-left="0.5in" fo:margin-right="0in" fo:text-indent="0in" style:auto-text-indent="false"/>
    </style:style>
    <style:style style:name="P56" style:family="paragraph" style:parent-style-name="Text_20_body" style:list-style-name="L42">
      <style:paragraph-properties fo:margin-top="0in" fo:margin-bottom="0in"/>
    </style:style>
    <style:style style:name="P57" style:family="paragraph" style:parent-style-name="Quotations">
      <style:paragraph-properties fo:margin-left="0.5in" fo:margin-right="0in" fo:text-indent="0in" style:auto-text-indent="false"/>
    </style:style>
    <style:style style:name="P58" style:family="paragraph" style:parent-style-name="Text_20_body" style:list-style-name="L43">
      <style:paragraph-properties fo:margin-top="0in" fo:margin-bottom="0in"/>
    </style:style>
    <style:style style:name="P59" style:family="paragraph" style:parent-style-name="Text_20_body" style:list-style-name="L44">
      <style:paragraph-properties fo:margin-top="0in" fo:margin-bottom="0in"/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Quotations">
      <style:paragraph-properties fo:margin-left="0.5in" fo:margin-right="0in" fo:text-indent="0in" style:auto-text-indent="false"/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Quotations">
      <style:paragraph-properties fo:margin-left="0.5in" fo:margin-right="0in" fo:text-indent="0in" style:auto-text-indent="false"/>
    </style:style>
    <style:style style:name="P64" style:family="paragraph" style:parent-style-name="Text_20_body" style:list-style-name="L47">
      <style:paragraph-properties fo:margin-top="0in" fo:margin-bottom="0in"/>
    </style:style>
    <style:style style:name="P65" style:family="paragraph" style:parent-style-name="Text_20_body" style:list-style-name="L48">
      <style:paragraph-properties fo:margin-top="0in" fo:margin-bottom="0in"/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Text_20_body" style:list-style-name="L50">
      <style:paragraph-properties fo:margin-top="0in" fo:margin-bottom="0in"/>
    </style:style>
    <style:style style:name="P68" style:family="paragraph" style:parent-style-name="Text_20_body" style:list-style-name="L51">
      <style:paragraph-properties fo:margin-top="0in" fo:margin-bottom="0in"/>
    </style:style>
    <style:style style:name="P69" style:family="paragraph" style:parent-style-name="Text_20_body" style:list-style-name="L52">
      <style:paragraph-properties fo:margin-top="0in" fo:margin-bottom="0in"/>
    </style:style>
    <style:style style:name="P70" style:family="paragraph" style:parent-style-name="Text_20_body" style:list-style-name="L53">
      <style:paragraph-properties fo:margin-top="0in" fo:margin-bottom="0in"/>
    </style:style>
    <style:style style:name="P71" style:family="paragraph" style:parent-style-name="Text_20_body" style:list-style-name="L54">
      <style:paragraph-properties fo:margin-top="0in" fo:margin-bottom="0in"/>
    </style:style>
    <style:style style:name="P72" style:family="paragraph" style:parent-style-name="Quotations">
      <style:paragraph-properties fo:margin-left="0.5in" fo:margin-right="0in" fo:text-indent="0in" style:auto-text-indent="false"/>
    </style:style>
    <style:style style:name="P73" style:family="paragraph" style:parent-style-name="Text_20_body" style:list-style-name="L55">
      <style:paragraph-properties fo:margin-top="0in" fo:margin-bottom="0in"/>
    </style:style>
    <style:style style:name="P74" style:family="paragraph" style:parent-style-name="Quotations">
      <style:paragraph-properties fo:margin-left="0.5in" fo:margin-right="0in" fo:text-indent="0in" style:auto-text-indent="false"/>
    </style:style>
    <style:style style:name="P75" style:family="paragraph" style:parent-style-name="Text_20_body" style:list-style-name="L56">
      <style:paragraph-properties fo:margin-top="0in" fo:margin-bottom="0in"/>
    </style:style>
    <style:style style:name="P76" style:family="paragraph" style:parent-style-name="Text_20_body" style:list-style-name="L57">
      <style:paragraph-properties fo:margin-top="0in" fo:margin-bottom="0in"/>
    </style:style>
    <style:style style:name="P77" style:family="paragraph" style:parent-style-name="Text_20_body" style:list-style-name="L58">
      <style:paragraph-properties fo:margin-top="0in" fo:margin-bottom="0in"/>
    </style:style>
    <style:style style:name="P78" style:family="paragraph" style:parent-style-name="Quotations">
      <style:paragraph-properties fo:margin-left="0.5in" fo:margin-right="0in" fo:text-indent="0in" style:auto-text-indent="false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Quotations">
      <style:paragraph-properties fo:margin-left="0.5in" fo:margin-right="0in" fo:text-indent="0in" style:auto-text-indent="false"/>
    </style:style>
    <style:style style:name="P87" style:family="paragraph" style:parent-style-name="Text_20_body" style:list-style-name="L66">
      <style:paragraph-properties fo:margin-top="0in" fo:margin-bottom="0in"/>
    </style:style>
    <style:style style:name="P88" style:family="paragraph" style:parent-style-name="Text_20_body" style:list-style-name="L6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27593*"/>
    </style:style>
    <style:style style:name="Table1.B" style:family="table-column">
      <style:table-column-properties style:rel-column-width="37941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</office:automatic-styles>
  <office:body>
    <office:text>
      <text:p text:style-name="Title">bloque2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bloque-2-tema-1-informática-básica.-representación-y-comunicación-de-la-información.-elementos-constitutivos-de-un-sistema-de-información.-características-y-funciones.-arquitectura-de-ordenadores.-componentes-internos-de-los-equipos-microinformáticos."/>Bloque 2 – Tema 1: Informática básica. Representación y comunicación de la información. Elementos constitutivos de un sistema de información. Características y funciones. Arquitectura de ordenadores. Componentes internos de los equipos microinformáticos.<text:bookmark-end text:name="bloque-2-tema-1-informática-básica.-representación-y-comunicación-de-la-información.-elementos-constitutivos-de-un-sistema-de-información.-características-y-funciones.-arquitectura-de-ordenadores.-componentes-internos-de-los-equipos-microinformáticos."/></text:h>
      <text:p text:style-name="Horizontal_20_Line"/>
      <text:h text:style-name="Heading_20_2" text:outline-level="2"><text:bookmark-start text:name="introducción"/>Introducción<text:bookmark-end text:name="introducción"/></text:h>
      <text:p text:style-name="First_20_paragraph">Este tema recoge los <text:span text:style-name="T1">conceptos básicos de la informática</text:span> que sirven de base para todo el Bloque 2.<text:line-break/>En el examen TAI se pregunta de forma <text:span text:style-name="T1">teórica y conceptual</text:span>, no práctica.</text:p>
      <text:p text:style-name="Text_20_body">Se centra en: - Qué es la informática. - Cómo se representa y comunica la información. - Qué es un sistema de información. - Arquitectura básica de un ordenador. - Componentes internos de un equipo microinformático.</text:p>
      <text:p text:style-name="Horizontal_20_Line"/>
      <text:h text:style-name="Heading_20_2" text:outline-level="2"><text:bookmark-start text:name="informática-básica"/>1. Informática básica<text:bookmark-end text:name="informática-básica"/></text:h>
      <text:h text:style-name="Heading_20_3" text:outline-level="3"><text:bookmark-start text:name="concepto-de-informática"/>1.1. Concepto de informática<text:bookmark-end text:name="concepto-de-informática"/></text:h>
      <text:p text:style-name="First_20_paragraph">La <text:span text:style-name="T1">informática</text:span> es la ciencia que estudia el <text:span text:style-name="T1">tratamiento automático de la información</text:span> mediante sistemas electrónicos.</text:p>
      <text:p text:style-name="Text_20_body">Se basa en dos elementos fundamentales: - <text:span text:style-name="T1">Hardware</text:span>: componentes físicos. - <text:span text:style-name="T1">Software</text:span>: programas e instrucciones que controlan el hardware.</text:p>
      <text:p text:style-name="P1">Idea clave de examen:<text:line-break/>Informática ≠ ordenadores.<text:line-break/>Informática = <text:span text:style-name="T1">información + tratamiento automático</text:span>.</text:p>
      <text:h text:style-name="Heading_20_4" text:outline-level="4"><text:bookmark-start text:name="miniresumen"/>Miniresumen<text:bookmark-end text:name="miniresumen"/></text:h>
      <text:list text:style-name="L1">
        <text:list-item>
          <text:p text:style-name="P2">Informática: tratamiento automático de la información.</text:p>
        </text:list-item>
        <text:list-item>
          <text:p text:style-name="P2">Se apoya en hardware y software.</text:p>
        </text:list-item>
      </text:list>
      <text:p text:style-name="Horizontal_20_Line"/>
      <text:h text:style-name="Heading_20_2" text:outline-level="2"><text:bookmark-start text:name="representación-de-la-información"/>2. Representación de la información<text:bookmark-end text:name="representación-de-la-información"/></text:h>
      <text:h text:style-name="Heading_20_3" text:outline-level="3"><text:bookmark-start text:name="dato-e-información"/>2.1. Dato e información<text:bookmark-end text:name="dato-e-informació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ncepto</text:p>
            </table:table-cell>
            <table:table-cell table:style-name="TableHeaderRowCell" office:value-type="string">
              <text:p text:style-name="Table_20_Heading">Definició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Dato</text:span></text:p>
          </table:table-cell>
          <table:table-cell table:style-name="TableRowCell" office:value-type="string">
            <text:p text:style-name="Table_20_Contents">Representación simbólica de un hecho o suceso.</text:p>
          </table:table-cell>
        </table:table-row>
        <table:table-row>
          <table:table-cell table:style-name="TableRowCell" office:value-type="string">
            <text:p text:style-name="Table_20_Contents"><text:span text:style-name="T1">Información</text:span></text:p>
          </table:table-cell>
          <table:table-cell table:style-name="TableRowCell" office:value-type="string">
            <text:p text:style-name="Table_20_Contents">Conjunto de datos procesados con significado para el usuario.</text:p>
          </table:table-cell>
        </table:table-row>
      </table:table>
      <text:p text:style-name="First_20_paragraph">Ejemplo: - Dato: <text:span text:style-name="Source_Text">01000001</text:span> - Información: letra <text:span text:style-name="T1">A</text:span></text:p>
      <text:p text:style-name="P3">En examen: <text:span text:style-name="T1">dato e información no son lo mismo</text:span>.</text:p>
      <text:p text:style-name="Horizontal_20_Line"/>
      <text:h text:style-name="Heading_20_3" text:outline-level="3"><text:bookmark-start text:name="sistema-binario"/>2.2. Sistema binario<text:bookmark-end text:name="sistema-binario"/></text:h>
      <text:p text:style-name="First_20_paragraph">Los sistemas informáticos utilizan el <text:span text:style-name="T1">sistema binario</text:span>, que emplea únicamente dos valores: - <text:span text:style-name="T1">0</text:span>: ausencia de señal. - <text:span text:style-name="T1">1</text:span>: presencia de señal.</text:p>
      <text:p text:style-name="Text_20_body">Unidad mínima de información: - <text:span text:style-name="T1">bit</text:span> (binary digit).</text:p>
      <text:p text:style-name="Text_20_body">Unidades de medida más habitual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Unidad</text:p>
            </table:table-cell>
            <table:table-cell table:style-name="TableHeaderRowCell" office:value-type="string">
              <text:p text:style-name="Table_20_Heading">Equivalencia</text:p>
            </table:table-cell>
          </table:table-row>
        </table:table-header-rows>
        <table:table-row>
          <table:table-cell table:style-name="TableRowCell" office:value-type="string">
            <text:p text:style-name="Table_20_Contents">bit</text:p>
          </table:table-cell>
          <table:table-cell table:style-name="TableRowCell" office:value-type="string">
            <text:p text:style-name="Table_20_Contents">0 o 1</text:p>
          </table:table-cell>
        </table:table-row>
        <table:table-row>
          <table:table-cell table:style-name="TableRowCell" office:value-type="string">
            <text:p text:style-name="Table_20_Contents">byte</text:p>
          </table:table-cell>
          <table:table-cell table:style-name="TableRowCell" office:value-type="string">
            <text:p text:style-name="Table_20_Contents">8 bits</text:p>
          </table:table-cell>
        </table:table-row>
        <table:table-row>
          <table:table-cell table:style-name="TableRowCell" office:value-type="string">
            <text:p text:style-name="Table_20_Contents">KB</text:p>
          </table:table-cell>
          <table:table-cell table:style-name="TableRowCell" office:value-type="string">
            <text:p text:style-name="Table_20_Contents">1024 bytes</text:p>
          </table:table-cell>
        </table:table-row>
        <table:table-row>
          <table:table-cell table:style-name="TableRowCell" office:value-type="string">
            <text:p text:style-name="Table_20_Contents">MB</text:p>
          </table:table-cell>
          <table:table-cell table:style-name="TableRowCell" office:value-type="string">
            <text:p text:style-name="Table_20_Contents">1024 KB</text:p>
          </table:table-cell>
        </table:table-row>
        <table:table-row>
          <table:table-cell table:style-name="TableRowCell" office:value-type="string">
            <text:p text:style-name="Table_20_Contents">GB</text:p>
          </table:table-cell>
          <table:table-cell table:style-name="TableRowCell" office:value-type="string">
            <text:p text:style-name="Table_20_Contents">1024 MB</text:p>
          </table:table-cell>
        </table:table-row>
        <table:table-row>
          <table:table-cell table:style-name="TableRowCell" office:value-type="string">
            <text:p text:style-name="Table_20_Contents">TB</text:p>
          </table:table-cell>
          <table:table-cell table:style-name="TableRowCell" office:value-type="string">
            <text:p text:style-name="Table_20_Contents">1024 GB</text:p>
          </table:table-cell>
        </table:table-row>
      </table:table>
      <text:h text:style-name="Heading_20_4" text:outline-level="4"><text:bookmark-start text:name="miniresumen-1"/>Miniresumen<text:bookmark-end text:name="miniresumen-1"/></text:h>
      <text:list text:style-name="L2">
        <text:list-item>
          <text:p text:style-name="P4">Todo se representa internamente en binario.</text:p>
        </text:list-item>
        <text:list-item>
          <text:p text:style-name="P4">1 byte = 8 bits.</text:p>
        </text:list-item>
        <text:list-item>
          <text:p text:style-name="P4">Se usan potencias de 2.</text:p>
        </text:list-item>
      </text:list>
      <text:p text:style-name="Horizontal_20_Line"/>
      <text:h text:style-name="Heading_20_2" text:outline-level="2"><text:bookmark-start text:name="comunicación-de-la-información"/>3. Comunicación de la información<text:bookmark-end text:name="comunicación-de-la-información"/></text:h>
      <text:p text:style-name="First_20_paragraph">La <text:span text:style-name="T1">comunicación de la información</text:span> es el proceso mediante el cual los datos se transmiten entre sistemas informáticos.</text:p>
      <text:h text:style-name="Heading_20_3" text:outline-level="3"><text:bookmark-start text:name="elementos-del-proceso-de-comunicación"/>3.1. Elementos del proceso de comunicación<text:bookmark-end text:name="elementos-del-proceso-de-comunicación"/></text:h>
      <text:p text:style-name="First_20_paragraph">Todo proceso de comunicación consta de: - <text:span text:style-name="T1">Emisor</text:span>: origen del mensaje. - <text:span text:style-name="T1">Receptor</text:span>: destino del mensaje. - <text:span text:style-name="T1">Mensaje</text:span>: información transmitida. - <text:span text:style-name="T1">Canal</text:span>: medio por el que se transmite. - <text:span text:style-name="T1">Protocolo</text:span>: conjunto de normas que regulan la comunicación.</text:p>
      <text:p text:style-name="P5">Clave de examen:<text:line-break/><text:span text:style-name="T1">El protocolo define las reglas</text:span>, no el canal.</text:p>
      <text:h text:style-name="Heading_20_4" text:outline-level="4"><text:bookmark-start text:name="miniresumen-2"/>Miniresumen<text:bookmark-end text:name="miniresumen-2"/></text:h>
      <text:list text:style-name="L3">
        <text:list-item>
          <text:p text:style-name="P6">Comunicación = emisor + receptor + mensaje + canal + protocolo.</text:p>
        </text:list-item>
      </text:list>
      <text:p text:style-name="Horizontal_20_Line"/>
      <text:h text:style-name="Heading_20_2" text:outline-level="2"><text:bookmark-start text:name="sistema-de-información"/>4. Sistema de información<text:bookmark-end text:name="sistema-de-información"/></text:h>
      <text:h text:style-name="Heading_20_3" text:outline-level="3"><text:bookmark-start text:name="concepto-de-sistema-de-información"/>4.1. Concepto de sistema de información<text:bookmark-end text:name="concepto-de-sistema-de-información"/></text:h>
      <text:p text:style-name="First_20_paragraph">Un <text:span text:style-name="T1">sistema de información (SI)</text:span> es el conjunto organizado de: - Personas - Datos - Procesos - Hardware - Software</text:p>
      <text:p text:style-name="Text_20_body">que permite <text:span text:style-name="T1">recoger, procesar, almacenar y distribuir información</text:span> para apoyar la toma de decisiones.</text:p>
      <text:p text:style-name="P7">Ojo en examen:<text:line-break/>Sistema de información ≠ sistema informático.</text:p>
      <text:p text:style-name="Horizontal_20_Line"/>
      <text:h text:style-name="Heading_20_3" text:outline-level="3"><text:bookmark-start text:name="elementos-constitutivos"/>4.2. Elementos constitutivos<text:bookmark-end text:name="elementos-constitutivos"/></text:h>
      <text:p text:style-name="First_20_paragraph">Elementos de un sistema de información: 1. <text:span text:style-name="T1">Datos</text:span> 2. <text:span text:style-name="T1">Procesos</text:span> 3. <text:span text:style-name="T1">Hardware</text:span> 4. <text:span text:style-name="T1">Software</text:span> 5. <text:span text:style-name="T1">Usuarios</text:span></text:p>
      <text:p text:style-name="Horizontal_20_Line"/>
      <text:h text:style-name="Heading_20_3" text:outline-level="3"><text:bookmark-start text:name="funciones-básicas-del-sistema-de-información"/>4.3. Funciones básicas del sistema de información<text:bookmark-end text:name="funciones-básicas-del-sistema-de-información"/></text:h>
      <text:p text:style-name="First_20_paragraph">Funciones principales: 1. <text:span text:style-name="T1">Entrada</text:span> de datos. 2. <text:span text:style-name="T1">Procesamiento</text:span>. 3. <text:span text:style-name="T1">Almacenamiento</text:span>. 4. <text:span text:style-name="T1">Salida</text:span> de información. 5. <text:span text:style-name="T1">Control</text:span>.</text:p>
      <text:h text:style-name="Heading_20_4" text:outline-level="4"><text:bookmark-start text:name="miniresumen-3"/>Miniresumen<text:bookmark-end text:name="miniresumen-3"/></text:h>
      <text:list text:style-name="L4">
        <text:list-item>
          <text:p text:style-name="P8">Un SI incluye personas y procesos.</text:p>
        </text:list-item>
        <text:list-item>
          <text:p text:style-name="P8">Funciones: entrada, proceso, almacenamiento, salida y control.</text:p>
        </text:list-item>
      </text:list>
      <text:p text:style-name="Horizontal_20_Line"/>
      <text:h text:style-name="Heading_20_2" text:outline-level="2"><text:bookmark-start text:name="arquitectura-de-ordenadores"/>5. Arquitectura de ordenadores<text:bookmark-end text:name="arquitectura-de-ordenadores"/></text:h>
      <text:h text:style-name="Heading_20_3" text:outline-level="3"><text:bookmark-start text:name="concepto-de-arquitectura"/>5.1. Concepto de arquitectura<text:bookmark-end text:name="concepto-de-arquitectura"/></text:h>
      <text:p text:style-name="First_20_paragraph">La <text:span text:style-name="T1">arquitectura de ordenadores</text:span> describe la <text:span text:style-name="T1">estructura interna</text:span> de un sistema informático y la forma en que se relacionan sus componentes.</text:p>
      <text:p text:style-name="Text_20_body">La arquitectura clásica de referencia es la <text:span text:style-name="T1">Arquitectura de Von Neumann</text:span>.</text:p>
      <text:p text:style-name="Horizontal_20_Line"/>
      <text:h text:style-name="Heading_20_3" text:outline-level="3"><text:bookmark-start text:name="arquitectura-de-von-neumann"/>5.2. Arquitectura de Von Neumann<text:bookmark-end text:name="arquitectura-de-von-neumann"/></text:h>
      <text:p text:style-name="First_20_paragraph">Características principales: - Datos e instrucciones se almacenan en la <text:span text:style-name="T1">misma memoria</text:span>.</text:p>
      <text:p text:style-name="Text_20_body">Componentes: 1. <text:span text:style-name="T1">Unidad Central de Proceso (CPU)</text:span> 2. <text:span text:style-name="T1">Memoria principal</text:span> 3. <text:span text:style-name="T1">Dispositivos de entrada/salida</text:span> 4. <text:span text:style-name="T1">Buses</text:span></text:p>
      <text:p text:style-name="Text_20_body">Ventaja: - Simplicidad de diseño.</text:p>
      <text:p text:style-name="Text_20_body">Inconveniente: - <text:span text:style-name="T1">Cuello de botella del bus</text:span>.</text:p>
      <text:h text:style-name="Heading_20_4" text:outline-level="4"><text:bookmark-start text:name="miniresumen-4"/>Miniresumen<text:bookmark-end text:name="miniresumen-4"/></text:h>
      <text:list text:style-name="L5">
        <text:list-item>
          <text:p text:style-name="P9">Von Neumann: una sola memoria para datos e instrucciones.</text:p>
        </text:list-item>
        <text:list-item>
          <text:p text:style-name="P9">Inconveniente principal: cuello de botella.</text:p>
        </text:list-item>
      </text:list>
      <text:p text:style-name="Horizontal_20_Line"/>
      <text:h text:style-name="Heading_20_2" text:outline-level="2"><text:bookmark-start text:name="componentes-internos-de-los-equipos-microinformáticos"/>6. Componentes internos de los equipos microinformáticos<text:bookmark-end text:name="componentes-internos-de-los-equipos-microinformáticos"/></text:h>
      <text:h text:style-name="Heading_20_3" text:outline-level="3"><text:bookmark-start text:name="placa-base"/>6.1. Placa base<text:bookmark-end text:name="placa-base"/></text:h>
      <text:p text:style-name="First_20_paragraph">Elemento principal del equipo donde se conectan todos los componentes.</text:p>
      <text:p text:style-name="Text_20_body">Incluye: - Zócalo de CPU. - Ranuras de memoria. - Chipset. - BIOS/UEFI.</text:p>
      <text:p text:style-name="Horizontal_20_Line"/>
      <text:h text:style-name="Heading_20_3" text:outline-level="3"><text:bookmark-start text:name="unidad-central-de-proceso-cpu"/>6.2. Unidad Central de Proceso (CPU)<text:bookmark-end text:name="unidad-central-de-proceso-cpu"/></text:h>
      <text:p text:style-name="First_20_paragraph">Es el <text:span text:style-name="T1">cerebro del ordenador</text:span>.</text:p>
      <text:p text:style-name="Text_20_body">Funciones: - Ejecutar instrucciones. - Procesar datos.</text:p>
      <text:p text:style-name="Text_20_body">Componentes internos: - <text:span text:style-name="T1">Unidad de Control (UC)</text:span>. - <text:span text:style-name="T1">Unidad Aritmético-Lógica (ALU)</text:span>. - <text:span text:style-name="T1">Registros</text:span>.</text:p>
      <text:p text:style-name="Horizontal_20_Line"/>
      <text:h text:style-name="Heading_20_3" text:outline-level="3"><text:bookmark-start text:name="memoria-principal-ram"/>6.3. Memoria principal (RAM)<text:bookmark-end text:name="memoria-principal-ram"/></text:h>
      <text:list text:style-name="L6">
        <text:list-item>
          <text:p text:style-name="P10">Memoria <text:span text:style-name="T1">volátil</text:span>.</text:p>
        </text:list-item>
        <text:list-item>
          <text:p text:style-name="P10">Almacena datos y programas en ejecución.</text:p>
        </text:list-item>
        <text:list-item>
          <text:p text:style-name="P10">Se borra al apagar el equipo.</text:p>
        </text:list-item>
      </text:list>
      <text:p text:style-name="Horizontal_20_Line"/>
      <text:h text:style-name="Heading_20_3" text:outline-level="3"><text:bookmark-start text:name="memoria-rom"/>6.4. Memoria ROM<text:bookmark-end text:name="memoria-rom"/></text:h>
      <text:list text:style-name="L7">
        <text:list-item>
          <text:p text:style-name="P11">Memoria <text:span text:style-name="T1">no volátil</text:span>.</text:p>
        </text:list-item>
        <text:list-item>
          <text:p text:style-name="P11">Contiene las instrucciones básicas de arranque.</text:p>
        </text:list-item>
      </text:list>
      <text:p text:style-name="First_20_paragraph">Ejemplo: - BIOS / UEFI.</text:p>
      <text:p text:style-name="Horizontal_20_Line"/>
      <text:h text:style-name="Heading_20_3" text:outline-level="3"><text:bookmark-start text:name="almacenamiento-interno"/>6.5. Almacenamiento interno<text:bookmark-end text:name="almacenamiento-interno"/></text:h>
      <text:p text:style-name="First_20_paragraph">Dispositivos no volátiles: - <text:span text:style-name="T1">HDD</text:span>: disco duro magnético. - <text:span text:style-name="T1">SSD</text:span>: almacenamiento en estado sólido.</text:p>
      <text:p text:style-name="Horizontal_20_Line"/>
      <text:h text:style-name="Heading_20_3" text:outline-level="3"><text:bookmark-start text:name="fuente-de-alimentación"/>6.6. Fuente de alimentación<text:bookmark-end text:name="fuente-de-alimentación"/></text:h>
      <text:list text:style-name="L8">
        <text:list-item>
          <text:p text:style-name="P12">Convierte corriente alterna en continua.</text:p>
        </text:list-item>
        <text:list-item>
          <text:p text:style-name="P12">Proporciona energía a los componentes del equipo.</text:p>
        </text:list-item>
      </text:list>
      <text:p text:style-name="Horizontal_20_Line"/>
      <text:h text:style-name="Heading_20_3" text:outline-level="3"><text:bookmark-start text:name="tarjetas-internas"/>6.7. Tarjetas internas<text:bookmark-end text:name="tarjetas-internas"/></text:h>
      <text:list text:style-name="L9">
        <text:list-item>
          <text:p text:style-name="P13">Tarjeta gráfica.</text:p>
        </text:list-item>
        <text:list-item>
          <text:p text:style-name="P13">Tarjeta de sonido.</text:p>
        </text:list-item>
        <text:list-item>
          <text:p text:style-name="P13">Tarjeta de red.</text:p>
        </text:list-item>
      </text:list>
      <text:p text:style-name="First_20_paragraph">Actualmente muchas están <text:span text:style-name="T1">integradas en la placa base</text:span>.</text:p>
      <text:h text:style-name="Heading_20_4" text:outline-level="4"><text:bookmark-start text:name="miniresumen-5"/>Miniresumen<text:bookmark-end text:name="miniresumen-5"/></text:h>
      <text:list text:style-name="L10">
        <text:list-item>
          <text:p text:style-name="P14">Placa base interconecta.</text:p>
        </text:list-item>
        <text:list-item>
          <text:p text:style-name="P14">CPU procesa.</text:p>
        </text:list-item>
        <text:list-item>
          <text:p text:style-name="P14">RAM es volátil.</text:p>
        </text:list-item>
        <text:list-item>
          <text:p text:style-name="P14">ROM arranque.</text:p>
        </text:list-item>
        <text:list-item>
          <text:p text:style-name="P14">HDD/SSD almacenan.</text:p>
        </text:list-item>
      </text:list>
      <text:p text:style-name="Horizontal_20_Line"/>
      <text:h text:style-name="Heading_20_2" text:outline-level="2"><text:bookmark-start text:name="miniresumen-final-del-tema"/>Miniresumen final del tema<text:bookmark-end text:name="miniresumen-final-del-tema"/></text:h>
      <text:list text:style-name="L11">
        <text:list-item>
          <text:p text:style-name="P15">Informática: tratamiento automático de la información.</text:p>
        </text:list-item>
        <text:list-item>
          <text:p text:style-name="P15">Representación binaria (bit y byte).</text:p>
        </text:list-item>
        <text:list-item>
          <text:p text:style-name="P15">Sistema de información = personas + datos + procesos + tecnología.</text:p>
        </text:list-item>
        <text:list-item>
          <text:p text:style-name="P15">Arquitectura clave: Von Neumann.</text:p>
        </text:list-item>
        <text:list-item>
          <text:p text:style-name="P15">Componentes internos: placa base, CPU, RAM, ROM, almacenamiento y fuente.</text:p>
        </text:list-item>
      </text:list>
      <text:h text:style-name="Heading_20_1" text:outline-level="1"><text:bookmark-start text:name="bloque-2-tema-2"/>Bloque 2 – Tema 2<text:bookmark-end text:name="bloque-2-tema-2"/></text:h>
      <text:h text:style-name="Heading_20_2" text:outline-level="2"><text:bookmark-start text:name="periféricos-conectividad-y-administración.-elementos-de-impresión.-elementos-de-almacenamiento.-elementos-de-visualización-y-digitalización."/>Periféricos: conectividad y administración. Elementos de impresión. Elementos de almacenamiento. Elementos de visualización y digitalización.<text:bookmark-end text:name="periféricos-conectividad-y-administración.-elementos-de-impresión.-elementos-de-almacenamiento.-elementos-de-visualización-y-digitalización."/></text:h>
      <text:p text:style-name="Horizontal_20_Line"/>
      <text:h text:style-name="Heading_20_2" text:outline-level="2"><text:bookmark-start text:name="introducción-1"/>Introducción<text:bookmark-end text:name="introducción-1"/></text:h>
      <text:p text:style-name="First_20_paragraph">Los <text:span text:style-name="T1">periféricos</text:span> son dispositivos que permiten la <text:span text:style-name="T1">entrada, salida o almacenamiento de información</text:span> en un sistema informático.<text:line-break/>En el examen TAI se pregunta este tema desde un punto de vista <text:span text:style-name="T1">clasificatorio y funcional</text:span>, no técnico avanzado.</text:p>
      <text:p text:style-name="Text_20_body">Es habitual que caigan: - Clasificaciones (entrada, salida, E/S). - Tipos de periféricos concretos. - Conceptos de conectividad. - Diferencias entre tecnologías.</text:p>
      <text:p text:style-name="Horizontal_20_Line"/>
      <text:h text:style-name="Heading_20_2" text:outline-level="2"><text:bookmark-start text:name="periféricos"/>1. Periféricos<text:bookmark-end text:name="periféricos"/></text:h>
      <text:h text:style-name="Heading_20_3" text:outline-level="3"><text:bookmark-start text:name="concepto-de-periférico"/>1.1. Concepto de periférico<text:bookmark-end text:name="concepto-de-periférico"/></text:h>
      <text:p text:style-name="First_20_paragraph">Un <text:span text:style-name="T1">periférico</text:span> es un dispositivo externo o interno que permite la <text:span text:style-name="T1">comunicación entre el ordenador y el exterior</text:span>, facilitando la entrada, salida o almacenamiento de información.</text:p>
      <text:p text:style-name="P16">Idea clave de examen:<text:line-break/>El periférico <text:span text:style-name="T1">no forma parte del núcleo de procesamiento</text:span> (CPU).</text:p>
      <text:p text:style-name="Horizontal_20_Line"/>
      <text:h text:style-name="Heading_20_3" text:outline-level="3"><text:bookmark-start text:name="clasificación-de-los-periféricos"/>1.2. Clasificación de los periféricos<text:bookmark-end text:name="clasificación-de-los-periféricos"/></text:h>
      <text:p text:style-name="First_20_paragraph">Según su función:</text:p>
      <text:list text:style-name="L12">
        <text:list-item>
          <text:p text:style-name="P17"><text:span text:style-name="T1">Periféricos de entrada</text:span>: introducen información.</text:p>
        </text:list-item>
        <text:list-item>
          <text:p text:style-name="P17"><text:span text:style-name="T1">Periféricos de salida</text:span>: muestran información.</text:p>
        </text:list-item>
        <text:list-item>
          <text:p text:style-name="P17"><text:span text:style-name="T1">Periféricos de entrada/salida</text:span>: realizan ambas funciones.</text:p>
        </text:list-item>
        <text:list-item>
          <text:p text:style-name="P17"><text:span text:style-name="T1">Periféricos de almacenamiento</text:span>: guardan información.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Table_20_Heading">Ejemplos</text:p>
            </table:table-cell>
          </table:table-row>
        </table:table-header-rows>
        <table:table-row>
          <table:table-cell table:style-name="TableRowCell" office:value-type="string">
            <text:p text:style-name="Table_20_Contents">Entrada</text:p>
          </table:table-cell>
          <table:table-cell table:style-name="TableRowCell" office:value-type="string">
            <text:p text:style-name="Table_20_Contents">Teclado, ratón, escáner</text:p>
          </table:table-cell>
        </table:table-row>
        <table:table-row>
          <table:table-cell table:style-name="TableRowCell" office:value-type="string">
            <text:p text:style-name="Table_20_Contents">Salida</text:p>
          </table:table-cell>
          <table:table-cell table:style-name="TableRowCell" office:value-type="string">
            <text:p text:style-name="Table_20_Contents">Monitor, impresora</text:p>
          </table:table-cell>
        </table:table-row>
        <table:table-row>
          <table:table-cell table:style-name="TableRowCell" office:value-type="string">
            <text:p text:style-name="Table_20_Contents">E/S</text:p>
          </table:table-cell>
          <table:table-cell table:style-name="TableRowCell" office:value-type="string">
            <text:p text:style-name="Table_20_Contents">Pantalla táctil</text:p>
          </table:table-cell>
        </table:table-row>
        <table:table-row>
          <table:table-cell table:style-name="TableRowCell" office:value-type="string">
            <text:p text:style-name="Table_20_Contents">Almacenamiento</text:p>
          </table:table-cell>
          <table:table-cell table:style-name="TableRowCell" office:value-type="string">
            <text:p text:style-name="Table_20_Contents">Disco duro, USB</text:p>
          </table:table-cell>
        </table:table-row>
      </table:table>
      <text:h text:style-name="Heading_20_4" text:outline-level="4"><text:bookmark-start text:name="miniresumen-6"/>Miniresumen<text:bookmark-end text:name="miniresumen-6"/></text:h>
      <text:list text:style-name="L13">
        <text:list-item>
          <text:p text:style-name="P18">Entrada → datos al sistema.</text:p>
        </text:list-item>
        <text:list-item>
          <text:p text:style-name="P18">Salida → datos al usuario.</text:p>
        </text:list-item>
        <text:list-item>
          <text:p text:style-name="P18">E/S → ambas funciones.</text:p>
        </text:list-item>
        <text:list-item>
          <text:p text:style-name="P18">Almacenamiento → conservación de datos.</text:p>
        </text:list-item>
      </text:list>
      <text:p text:style-name="Horizontal_20_Line"/>
      <text:h text:style-name="Heading_20_2" text:outline-level="2"><text:bookmark-start text:name="conectividad-y-administración-de-periféricos"/>2. Conectividad y administración de periféricos<text:bookmark-end text:name="conectividad-y-administración-de-periféricos"/></text:h>
      <text:h text:style-name="Heading_20_3" text:outline-level="3"><text:bookmark-start text:name="conectividad"/>2.1. Conectividad<text:bookmark-end text:name="conectividad"/></text:h>
      <text:p text:style-name="First_20_paragraph">La <text:span text:style-name="T1">conectividad</text:span> es la forma en que los periféricos se conectan al ordenador.</text:p>
      <text:p text:style-name="Text_20_body">Tipos de conexión: - <text:span text:style-name="T1">Con cable</text:span>. - <text:span text:style-name="T1">Inalámbrica</text:span>.</text:p>
      <text:p text:style-name="Horizontal_20_Line"/>
      <text:h text:style-name="Heading_20_3" text:outline-level="3"><text:bookmark-start text:name="interfaces-y-puertos"/>2.2. Interfaces y puertos<text:bookmark-end text:name="interfaces-y-puertos"/></text:h>
      <text:p text:style-name="First_20_paragraph">Principales interfaces:</text:p>
      <text:list text:style-name="L14">
        <text:list-item>
          <text:p text:style-name="P19"><text:span text:style-name="T1">USB</text:span></text:p>
        </text:list-item>
        <text:list-item>
          <text:p text:style-name="P19"><text:span text:style-name="T1">HDMI</text:span></text:p>
        </text:list-item>
        <text:list-item>
          <text:p text:style-name="P19"><text:span text:style-name="T1">DisplayPort</text:span></text:p>
        </text:list-item>
        <text:list-item>
          <text:p text:style-name="P19"><text:span text:style-name="T1">Bluetooth</text:span></text:p>
        </text:list-item>
        <text:list-item>
          <text:p text:style-name="P19"><text:span text:style-name="T1">Wi-Fi</text:span></text:p>
        </text:list-item>
        <text:list-item>
          <text:p text:style-name="P19"><text:span text:style-name="T1">Ethernet</text:span></text:p>
        </text:list-item>
      </text:list>
      <text:p text:style-name="P20">Clave TAI:<text:line-break/>La interfaz define <text:span text:style-name="T1">cómo se conectan</text:span>, no la función del periférico.</text:p>
      <text:p text:style-name="Horizontal_20_Line"/>
      <text:h text:style-name="Heading_20_3" text:outline-level="3"><text:bookmark-start text:name="administración-de-periféricos"/>2.3. Administración de periféricos<text:bookmark-end text:name="administración-de-periféricos"/></text:h>
      <text:p text:style-name="First_20_paragraph">El sistema operativo se encarga de: - Detectar periféricos. - Gestionarlos. - Permitir su uso mediante <text:span text:style-name="T1">controladores (drivers)</text:span>.</text:p>
      <text:p text:style-name="P21">El driver es <text:span text:style-name="T1">software</text:span>, no hardware.</text:p>
      <text:h text:style-name="Heading_20_4" text:outline-level="4"><text:bookmark-start text:name="miniresumen-7"/>Miniresumen<text:bookmark-end text:name="miniresumen-7"/></text:h>
      <text:list text:style-name="L15">
        <text:list-item>
          <text:p text:style-name="P22">La conectividad define el medio de conexión.</text:p>
        </text:list-item>
        <text:list-item>
          <text:p text:style-name="P22">El SO administra los periféricos mediante drivers.</text:p>
        </text:list-item>
      </text:list>
      <text:p text:style-name="Horizontal_20_Line"/>
      <text:h text:style-name="Heading_20_2" text:outline-level="2"><text:bookmark-start text:name="elementos-de-impresión"/>3. Elementos de impresión<text:bookmark-end text:name="elementos-de-impresión"/></text:h>
      <text:h text:style-name="Heading_20_3" text:outline-level="3"><text:bookmark-start text:name="impresoras"/>3.1. Impresoras<text:bookmark-end text:name="impresoras"/></text:h>
      <text:p text:style-name="First_20_paragraph">La <text:span text:style-name="T1">impresora</text:span> es un periférico de salida que permite obtener información en <text:span text:style-name="T1">soporte físico</text:span>.</text:p>
      <text:p text:style-name="Horizontal_20_Line"/>
      <text:h text:style-name="Heading_20_3" text:outline-level="3"><text:bookmark-start text:name="tipos-de-impresoras"/>3.2. Tipos de impresoras<text:bookmark-end text:name="tipos-de-impresoras"/></text:h>
      <text:p text:style-name="First_20_paragraph">Según la tecnología:</text:p>
      <text:list text:style-name="L16">
        <text:list-item>
          <text:p text:style-name="P23"><text:span text:style-name="T1">Impresoras de impacto</text:span></text:p>
          <text:list text:style-name="L17">
            <text:list-item>
              <text:p text:style-name="P24">Matriciales.</text:p>
            </text:list-item>
          </text:list>
        </text:list-item>
        <text:list-item>
          <text:p text:style-name="P23"><text:span text:style-name="T1">Impresoras sin impacto</text:span></text:p>
          <text:list text:style-name="L18">
            <text:list-item>
              <text:p text:style-name="P25">Inyección de tinta.</text:p>
            </text:list-item>
            <text:list-item>
              <text:p text:style-name="P25">Láser.</text:p>
            </text:list-item>
            <text:list-item>
              <text:p text:style-name="P25">Térmicas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Table_20_Heading">Característica principal</text:p>
            </table:table-cell>
          </table:table-row>
        </table:table-header-rows>
        <table:table-row>
          <table:table-cell table:style-name="TableRowCell" office:value-type="string">
            <text:p text:style-name="Table_20_Contents">Impacto</text:p>
          </table:table-cell>
          <table:table-cell table:style-name="TableRowCell" office:value-type="string">
            <text:p text:style-name="Table_20_Contents">Golpe mecánico</text:p>
          </table:table-cell>
        </table:table-row>
        <table:table-row>
          <table:table-cell table:style-name="TableRowCell" office:value-type="string">
            <text:p text:style-name="Table_20_Contents">Inyección</text:p>
          </table:table-cell>
          <table:table-cell table:style-name="TableRowCell" office:value-type="string">
            <text:p text:style-name="Table_20_Contents">Tinta líquida</text:p>
          </table:table-cell>
        </table:table-row>
        <table:table-row>
          <table:table-cell table:style-name="TableRowCell" office:value-type="string">
            <text:p text:style-name="Table_20_Contents">Láser</text:p>
          </table:table-cell>
          <table:table-cell table:style-name="TableRowCell" office:value-type="string">
            <text:p text:style-name="Table_20_Contents">Tóner y láser</text:p>
          </table:table-cell>
        </table:table-row>
        <table:table-row>
          <table:table-cell table:style-name="TableRowCell" office:value-type="string">
            <text:p text:style-name="Table_20_Contents">Térmica</text:p>
          </table:table-cell>
          <table:table-cell table:style-name="TableRowCell" office:value-type="string">
            <text:p text:style-name="Table_20_Contents">Calor</text:p>
          </table:table-cell>
        </table:table-row>
      </table:table>
      <text:p text:style-name="Horizontal_20_Line"/>
      <text:h text:style-name="Heading_20_3" text:outline-level="3"><text:bookmark-start text:name="otros-elementos-de-impresión"/>3.3. Otros elementos de impresión<text:bookmark-end text:name="otros-elementos-de-impresión"/></text:h>
      <text:list text:style-name="L19">
        <text:list-item>
          <text:p text:style-name="P26"><text:span text:style-name="T1">Plotter</text:span>: impresión de gran formato.</text:p>
        </text:list-item>
        <text:list-item>
          <text:p text:style-name="P26"><text:span text:style-name="T1">Escáner-impresora (multifunción)</text:span>.</text:p>
        </text:list-item>
      </text:list>
      <text:h text:style-name="Heading_20_4" text:outline-level="4"><text:bookmark-start text:name="miniresumen-8"/>Miniresumen<text:bookmark-end text:name="miniresumen-8"/></text:h>
      <text:list text:style-name="L20">
        <text:list-item>
          <text:p text:style-name="P27">Impresora = periférico de salida.</text:p>
        </text:list-item>
        <text:list-item>
          <text:p text:style-name="P27">Impacto y sin impacto.</text:p>
        </text:list-item>
        <text:list-item>
          <text:p text:style-name="P27">Láser e inyección son las más habituales.</text:p>
        </text:list-item>
      </text:list>
      <text:p text:style-name="Horizontal_20_Line"/>
      <text:h text:style-name="Heading_20_2" text:outline-level="2"><text:bookmark-start text:name="elementos-de-almacenamiento"/>4. Elementos de almacenamiento<text:bookmark-end text:name="elementos-de-almacenamiento"/></text:h>
      <text:h text:style-name="Heading_20_3" text:outline-level="3"><text:bookmark-start text:name="concepto-de-almacenamiento"/>4.1. Concepto de almacenamiento<text:bookmark-end text:name="concepto-de-almacenamiento"/></text:h>
      <text:p text:style-name="First_20_paragraph">Los <text:span text:style-name="T1">dispositivos de almacenamiento</text:span> permiten guardar información de forma <text:span text:style-name="T1">temporal o permanente</text:span>.</text:p>
      <text:p text:style-name="Horizontal_20_Line"/>
      <text:h text:style-name="Heading_20_3" text:outline-level="3"><text:bookmark-start text:name="tipos-de-almacenamiento"/>4.2. Tipos de almacenamiento<text:bookmark-end text:name="tipos-de-almacenamiento"/></text:h>
      <text:p text:style-name="First_20_paragraph">Según la tecnología:</text:p>
      <text:list text:style-name="L21">
        <text:list-item>
          <text:p text:style-name="P28"><text:span text:style-name="T1">Magnético</text:span></text:p>
        </text:list-item>
        <text:list-item>
          <text:p text:style-name="P28"><text:span text:style-name="T1">Óptico</text:span></text:p>
        </text:list-item>
        <text:list-item>
          <text:p text:style-name="P28"><text:span text:style-name="T1">Estado sólido</text:span></text:p>
        </text:list-item>
      </text:list>
      <text:p text:style-name="Horizontal_20_Line"/>
      <text:h text:style-name="Heading_20_3" text:outline-level="3"><text:bookmark-start text:name="dispositivos-de-almacenamiento"/>4.3. Dispositivos de almacenamiento<text:bookmark-end text:name="dispositivos-de-almacenamient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Table_20_Heading">Ejemplos</text:p>
            </table:table-cell>
          </table:table-row>
        </table:table-header-rows>
        <table:table-row>
          <table:table-cell table:style-name="TableRowCell" office:value-type="string">
            <text:p text:style-name="Table_20_Contents">Magnético</text:p>
          </table:table-cell>
          <table:table-cell table:style-name="TableRowCell" office:value-type="string">
            <text:p text:style-name="Table_20_Contents">HDD, cintas</text:p>
          </table:table-cell>
        </table:table-row>
        <table:table-row>
          <table:table-cell table:style-name="TableRowCell" office:value-type="string">
            <text:p text:style-name="Table_20_Contents">Óptico</text:p>
          </table:table-cell>
          <table:table-cell table:style-name="TableRowCell" office:value-type="string">
            <text:p text:style-name="Table_20_Contents">CD, DVD, Blu-ray</text:p>
          </table:table-cell>
        </table:table-row>
        <table:table-row>
          <table:table-cell table:style-name="TableRowCell" office:value-type="string">
            <text:p text:style-name="Table_20_Contents">Estado sólido</text:p>
          </table:table-cell>
          <table:table-cell table:style-name="TableRowCell" office:value-type="string">
            <text:p text:style-name="Table_20_Contents">SSD, memorias USB</text:p>
          </table:table-cell>
        </table:table-row>
      </table:table>
      <text:p text:style-name="P29">Clave de examen:<text:line-break/>El almacenamiento es <text:span text:style-name="T1">no volátil</text:span> (salvo que indiquen lo contrario).</text:p>
      <text:h text:style-name="Heading_20_4" text:outline-level="4"><text:bookmark-start text:name="miniresumen-9"/>Miniresumen<text:bookmark-end text:name="miniresumen-9"/></text:h>
      <text:list text:style-name="L22">
        <text:list-item>
          <text:p text:style-name="P30">Magnético, óptico y estado sólido.</text:p>
        </text:list-item>
        <text:list-item>
          <text:p text:style-name="P30">SSD y USB son estado sólido.</text:p>
        </text:list-item>
      </text:list>
      <text:p text:style-name="Horizontal_20_Line"/>
      <text:h text:style-name="Heading_20_2" text:outline-level="2"><text:bookmark-start text:name="elementos-de-visualización"/>5. Elementos de visualización<text:bookmark-end text:name="elementos-de-visualización"/></text:h>
      <text:h text:style-name="Heading_20_3" text:outline-level="3"><text:bookmark-start text:name="monitores"/>5.1. Monitores<text:bookmark-end text:name="monitores"/></text:h>
      <text:p text:style-name="First_20_paragraph">El <text:span text:style-name="T1">monitor</text:span> es un periférico de salida que muestra información de forma visual.</text:p>
      <text:p text:style-name="Horizontal_20_Line"/>
      <text:h text:style-name="Heading_20_3" text:outline-level="3"><text:bookmark-start text:name="tecnologías-de-visualización"/>5.2. Tecnologías de visualización<text:bookmark-end text:name="tecnologías-de-visualización"/></text:h>
      <text:list text:style-name="L23">
        <text:list-item>
          <text:p text:style-name="P31"><text:span text:style-name="T1">CRT</text:span> (obsoleto).</text:p>
        </text:list-item>
        <text:list-item>
          <text:p text:style-name="P31"><text:span text:style-name="T1">LCD</text:span>.</text:p>
        </text:list-item>
        <text:list-item>
          <text:p text:style-name="P31"><text:span text:style-name="T1">LED</text:span>.</text:p>
        </text:list-item>
        <text:list-item>
          <text:p text:style-name="P31"><text:span text:style-name="T1">OLED</text:span>.</text:p>
        </text:list-item>
      </text:list>
      <text:p text:style-name="First_20_paragraph">Características habituales: - Resolución. - Tamaño. - Frecuencia de refresco.</text:p>
      <text:p text:style-name="Horizontal_20_Line"/>
      <text:h text:style-name="Heading_20_3" text:outline-level="3"><text:bookmark-start text:name="otros-dispositivos-de-visualización"/>5.3. Otros dispositivos de visualización<text:bookmark-end text:name="otros-dispositivos-de-visualización"/></text:h>
      <text:list text:style-name="L24">
        <text:list-item>
          <text:p text:style-name="P32">Proyectores.</text:p>
        </text:list-item>
        <text:list-item>
          <text:p text:style-name="P32">Pantallas interactivas.</text:p>
        </text:list-item>
      </text:list>
      <text:h text:style-name="Heading_20_4" text:outline-level="4"><text:bookmark-start text:name="miniresumen-10"/>Miniresumen<text:bookmark-end text:name="miniresumen-10"/></text:h>
      <text:list text:style-name="L25">
        <text:list-item>
          <text:p text:style-name="P33">Monitor = periférico de salida.</text:p>
        </text:list-item>
        <text:list-item>
          <text:p text:style-name="P33">LED y LCD son los más comunes.</text:p>
        </text:list-item>
      </text:list>
      <text:p text:style-name="Horizontal_20_Line"/>
      <text:h text:style-name="Heading_20_2" text:outline-level="2"><text:bookmark-start text:name="elementos-de-digitalización"/>6. Elementos de digitalización<text:bookmark-end text:name="elementos-de-digitalización"/></text:h>
      <text:h text:style-name="Heading_20_3" text:outline-level="3"><text:bookmark-start text:name="concepto-de-digitalización"/>6.1. Concepto de digitalización<text:bookmark-end text:name="concepto-de-digitalización"/></text:h>
      <text:p text:style-name="First_20_paragraph">La <text:span text:style-name="T1">digitalización</text:span> es el proceso de convertir información analógica en <text:span text:style-name="T1">información digital</text:span>.</text:p>
      <text:p text:style-name="Horizontal_20_Line"/>
      <text:h text:style-name="Heading_20_3" text:outline-level="3"><text:bookmark-start text:name="dispositivos-de-digitalización"/>6.2. Dispositivos de digitalización<text:bookmark-end text:name="dispositivos-de-digitalización"/></text:h>
      <text:list text:style-name="L26">
        <text:list-item>
          <text:p text:style-name="P34"><text:span text:style-name="T1">Escáner</text:span>.</text:p>
        </text:list-item>
        <text:list-item>
          <text:p text:style-name="P34"><text:span text:style-name="T1">Cámara digital</text:span>.</text:p>
        </text:list-item>
        <text:list-item>
          <text:p text:style-name="P34"><text:span text:style-name="T1">Tableta digitalizadora</text:span>.</text:p>
        </text:list-item>
        <text:list-item>
          <text:p text:style-name="P34"><text:span text:style-name="T1">Micrófono</text:span>.</text:p>
        </text:list-item>
      </text:list>
      <text:p text:style-name="P35">Clave TAI:<text:line-break/>Digitalizar = convertir a formato digital.</text:p>
      <text:h text:style-name="Heading_20_4" text:outline-level="4"><text:bookmark-start text:name="miniresumen-11"/>Miniresumen<text:bookmark-end text:name="miniresumen-11"/></text:h>
      <text:list text:style-name="L27">
        <text:list-item>
          <text:p text:style-name="P36">Digitalización transforma lo analógico en digital.</text:p>
        </text:list-item>
        <text:list-item>
          <text:p text:style-name="P36">Escáner y cámara son los más típicos.</text:p>
        </text:list-item>
      </text:list>
      <text:p text:style-name="Horizontal_20_Line"/>
      <text:h text:style-name="Heading_20_2" text:outline-level="2"><text:bookmark-start text:name="miniresumen-final-del-tema-1"/>Miniresumen final del tema<text:bookmark-end text:name="miniresumen-final-del-tema-1"/></text:h>
      <text:list text:style-name="L28">
        <text:list-item>
          <text:p text:style-name="P37">Los periféricos permiten entrada, salida y almacenamiento.</text:p>
        </text:list-item>
        <text:list-item>
          <text:p text:style-name="P37">Se clasifican por su función.</text:p>
        </text:list-item>
        <text:list-item>
          <text:p text:style-name="P37">La conectividad define cómo se conectan.</text:p>
        </text:list-item>
        <text:list-item>
          <text:p text:style-name="P37">El SO administra periféricos mediante drivers.</text:p>
        </text:list-item>
        <text:list-item>
          <text:p text:style-name="P37">Impresoras, almacenamiento, visualización y digitalización son bloques clave.</text:p>
        </text:list-item>
      </text:list>
      <text:h text:style-name="Heading_20_1" text:outline-level="1"><text:bookmark-start text:name="bloque-2-tema-3"/>Bloque 2 – Tema 3<text:bookmark-end text:name="bloque-2-tema-3"/></text:h>
      <text:h text:style-name="Heading_20_2" text:outline-level="2"><text:bookmark-start text:name="tipos-abstractos-y-estructuras-de-datos.-organizaciones-de-ficheros.-algoritmos.-formatos-de-información-y-ficheros."/>Tipos abstractos y estructuras de datos. Organizaciones de ficheros. Algoritmos. Formatos de información y ficheros.<text:bookmark-end text:name="tipos-abstractos-y-estructuras-de-datos.-organizaciones-de-ficheros.-algoritmos.-formatos-de-información-y-ficheros."/></text:h>
      <text:p text:style-name="Horizontal_20_Line"/>
      <text:h text:style-name="Heading_20_2" text:outline-level="2"><text:bookmark-start text:name="introducción-2"/>Introducción<text:bookmark-end text:name="introducción-2"/></text:h>
      <text:p text:style-name="First_20_paragraph">Este tema introduce los <text:span text:style-name="T1">conceptos fundamentales de programación y tratamiento de la información</text:span>, desde un punto de vista <text:span text:style-name="T1">teórico y abstracto</text:span>.<text:line-break/>En TAI <text:span text:style-name="T1">no se pregunta código</text:span>, sino <text:span text:style-name="T1">definiciones, clasificaciones y conceptos básicos</text:span>.</text:p>
      <text:p text:style-name="Text_20_body">Es un tema típico de: - Preguntas conceptuales. - Confusiones terminológicas. - Verdadero/Falso.</text:p>
      <text:p text:style-name="Horizontal_20_Line"/>
      <text:h text:style-name="Heading_20_2" text:outline-level="2"><text:bookmark-start text:name="tipos-abstractos-de-datos-tad"/>1. Tipos abstractos de datos (TAD)<text:bookmark-end text:name="tipos-abstractos-de-datos-tad"/></text:h>
      <text:h text:style-name="Heading_20_3" text:outline-level="3"><text:bookmark-start text:name="concepto-de-tipo-abstracto-de-datos"/>1.1. Concepto de tipo abstracto de datos<text:bookmark-end text:name="concepto-de-tipo-abstracto-de-datos"/></text:h>
      <text:p text:style-name="First_20_paragraph">Un <text:span text:style-name="T1">tipo abstracto de datos (TAD)</text:span> es una <text:span text:style-name="T1">definición lógica</text:span> de un conjunto de datos y de las <text:span text:style-name="T1">operaciones</text:span> que se pueden realizar sobre ellos, <text:span text:style-name="T1">sin especificar su implementación</text:span>.</text:p>
      <text:p text:style-name="P38">Idea clave de examen:<text:line-break/>Un TAD define <text:span text:style-name="T1">qué hace</text:span>, no <text:span text:style-name="T1">cómo se hace</text:span>.</text:p>
      <text:p text:style-name="Horizontal_20_Line"/>
      <text:h text:style-name="Heading_20_3" text:outline-level="3"><text:bookmark-start text:name="características-de-los-tad"/>1.2. Características de los TAD<text:bookmark-end text:name="características-de-los-tad"/></text:h>
      <text:list text:style-name="L29">
        <text:list-item>
          <text:p text:style-name="P39">Abstracción.</text:p>
        </text:list-item>
        <text:list-item>
          <text:p text:style-name="P39">Independencia de la implementación.</text:p>
        </text:list-item>
        <text:list-item>
          <text:p text:style-name="P39">Encapsulación de datos y operaciones.</text:p>
        </text:list-item>
      </text:list>
      <text:p text:style-name="First_20_paragraph">Ejemplos de TAD: - Pila. - Cola. - Lista.</text:p>
      <text:h text:style-name="Heading_20_4" text:outline-level="4"><text:bookmark-start text:name="miniresumen-12"/>Miniresumen<text:bookmark-end text:name="miniresumen-12"/></text:h>
      <text:list text:style-name="L30">
        <text:list-item>
          <text:p text:style-name="P40">TAD = datos + operaciones.</text:p>
        </text:list-item>
        <text:list-item>
          <text:p text:style-name="P40">No define la implementación.</text:p>
        </text:list-item>
      </text:list>
      <text:p text:style-name="Horizontal_20_Line"/>
      <text:h text:style-name="Heading_20_2" text:outline-level="2"><text:bookmark-start text:name="estructuras-de-datos"/>2. Estructuras de datos<text:bookmark-end text:name="estructuras-de-datos"/></text:h>
      <text:h text:style-name="Heading_20_3" text:outline-level="3"><text:bookmark-start text:name="concepto-de-estructura-de-datos"/>2.1. Concepto de estructura de datos<text:bookmark-end text:name="concepto-de-estructura-de-datos"/></text:h>
      <text:p text:style-name="First_20_paragraph">Una <text:span text:style-name="T1">estructura de datos</text:span> es la <text:span text:style-name="T1">forma concreta</text:span> de organizar y almacenar datos en memoria para facilitar su acceso y modificación.</text:p>
      <text:p text:style-name="P41">Diferencia clave:<text:line-break/>TAD → concepto abstracto.<text:line-break/>Estructura de datos → implementación concreta.</text:p>
      <text:p text:style-name="Horizontal_20_Line"/>
      <text:h text:style-name="Heading_20_3" text:outline-level="3"><text:bookmark-start text:name="clasificación-de-las-estructuras-de-datos"/>2.2. Clasificación de las estructuras de datos<text:bookmark-end text:name="clasificación-de-las-estructuras-de-datos"/></text:h>
      <text:p text:style-name="First_20_paragraph">Según su organización:</text:p>
      <text:list text:style-name="L31">
        <text:list-item>
          <text:p text:style-name="P42"><text:span text:style-name="T1">Lineales</text:span></text:p>
        </text:list-item>
        <text:list-item>
          <text:p text:style-name="P42"><text:span text:style-name="T1">No lineales</text:span></text:p>
        </text:list-item>
      </text:list>
      <text:p text:style-name="Horizontal_20_Line"/>
      <text:h text:style-name="Heading_20_3" text:outline-level="3"><text:bookmark-start text:name="estructuras-de-datos-lineales"/>2.3. Estructuras de datos lineales<text:bookmark-end text:name="estructuras-de-datos-lineales"/></text:h>
      <text:list text:style-name="L32">
        <text:list-item>
          <text:p text:style-name="P43"><text:span text:style-name="T1">Arrays (vectores)</text:span>.</text:p>
        </text:list-item>
        <text:list-item>
          <text:p text:style-name="P43"><text:span text:style-name="T1">Listas</text:span>.</text:p>
        </text:list-item>
        <text:list-item>
          <text:p text:style-name="P43"><text:span text:style-name="T1">Pilas (LIFO)</text:span>.</text:p>
        </text:list-item>
        <text:list-item>
          <text:p text:style-name="P43"><text:span text:style-name="T1">Colas (FIFO)</text:span>.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Estructura</text:p>
            </table:table-cell>
            <table:table-cell table:style-name="TableHeaderRowCell" office:value-type="string">
              <text:p text:style-name="Table_20_Heading">Característica</text:p>
            </table:table-cell>
          </table:table-row>
        </table:table-header-rows>
        <table:table-row>
          <table:table-cell table:style-name="TableRowCell" office:value-type="string">
            <text:p text:style-name="Table_20_Contents">Pila</text:p>
          </table:table-cell>
          <table:table-cell table:style-name="TableRowCell" office:value-type="string">
            <text:p text:style-name="Table_20_Contents">Último en entrar, primero en salir</text:p>
          </table:table-cell>
        </table:table-row>
        <table:table-row>
          <table:table-cell table:style-name="TableRowCell" office:value-type="string">
            <text:p text:style-name="Table_20_Contents">Cola</text:p>
          </table:table-cell>
          <table:table-cell table:style-name="TableRowCell" office:value-type="string">
            <text:p text:style-name="Table_20_Contents">Primero en entrar, primero en salir</text:p>
          </table:table-cell>
        </table:table-row>
      </table:table>
      <text:p text:style-name="Horizontal_20_Line"/>
      <text:h text:style-name="Heading_20_3" text:outline-level="3"><text:bookmark-start text:name="estructuras-de-datos-no-lineales"/>2.4. Estructuras de datos no lineales<text:bookmark-end text:name="estructuras-de-datos-no-lineales"/></text:h>
      <text:list text:style-name="L33">
        <text:list-item>
          <text:p text:style-name="P44"><text:span text:style-name="T1">Árboles</text:span>.</text:p>
        </text:list-item>
        <text:list-item>
          <text:p text:style-name="P44"><text:span text:style-name="T1">Grafos</text:span>.</text:p>
        </text:list-item>
      </text:list>
      <text:h text:style-name="Heading_20_4" text:outline-level="4"><text:bookmark-start text:name="miniresumen-13"/>Miniresumen<text:bookmark-end text:name="miniresumen-13"/></text:h>
      <text:list text:style-name="L34">
        <text:list-item>
          <text:p text:style-name="P45">Las estructuras organizan datos.</text:p>
        </text:list-item>
        <text:list-item>
          <text:p text:style-name="P45">Lineales y no lineales.</text:p>
        </text:list-item>
        <text:list-item>
          <text:p text:style-name="P45">Pila = LIFO, Cola = FIFO.</text:p>
        </text:list-item>
      </text:list>
      <text:p text:style-name="Horizontal_20_Line"/>
      <text:h text:style-name="Heading_20_2" text:outline-level="2"><text:bookmark-start text:name="organizaciones-de-ficheros"/>3. Organizaciones de ficheros<text:bookmark-end text:name="organizaciones-de-ficheros"/></text:h>
      <text:h text:style-name="Heading_20_3" text:outline-level="3"><text:bookmark-start text:name="concepto-de-fichero"/>3.1. Concepto de fichero<text:bookmark-end text:name="concepto-de-fichero"/></text:h>
      <text:p text:style-name="First_20_paragraph">Un <text:span text:style-name="T1">fichero</text:span> es un conjunto de <text:span text:style-name="T1">registros relacionados</text:span>, almacenados en un soporte, identificado por un nombre.</text:p>
      <text:p text:style-name="Horizontal_20_Line"/>
      <text:h text:style-name="Heading_20_3" text:outline-level="3"><text:bookmark-start text:name="tipos-de-organización-de-ficheros"/>3.2. Tipos de organización de ficheros<text:bookmark-end text:name="tipos-de-organización-de-ficheros"/></text:h>
      <text:p text:style-name="First_20_paragraph">Según el acceso:</text:p>
      <text:list text:style-name="L35">
        <text:list-item>
          <text:p text:style-name="P46"><text:span text:style-name="T1">Secuencial</text:span>.</text:p>
        </text:list-item>
        <text:list-item>
          <text:p text:style-name="P46"><text:span text:style-name="T1">Directo o aleatorio</text:span>.</text:p>
        </text:list-item>
        <text:list-item>
          <text:p text:style-name="P46"><text:span text:style-name="T1">Indexado</text:span>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rganización</text:p>
            </table:table-cell>
            <table:table-cell table:style-name="TableHeaderRowCell" office:value-type="string">
              <text:p text:style-name="Table_20_Heading">Característica</text:p>
            </table:table-cell>
          </table:table-row>
        </table:table-header-rows>
        <table:table-row>
          <table:table-cell table:style-name="TableRowCell" office:value-type="string">
            <text:p text:style-name="Table_20_Contents">Secuencial</text:p>
          </table:table-cell>
          <table:table-cell table:style-name="TableRowCell" office:value-type="string">
            <text:p text:style-name="Table_20_Contents">Acceso en orden</text:p>
          </table:table-cell>
        </table:table-row>
        <table:table-row>
          <table:table-cell table:style-name="TableRowCell" office:value-type="string">
            <text:p text:style-name="Table_20_Contents">Directo</text:p>
          </table:table-cell>
          <table:table-cell table:style-name="TableRowCell" office:value-type="string">
            <text:p text:style-name="Table_20_Contents">Acceso directo</text:p>
          </table:table-cell>
        </table:table-row>
        <table:table-row>
          <table:table-cell table:style-name="TableRowCell" office:value-type="string">
            <text:p text:style-name="Table_20_Contents">Indexado</text:p>
          </table:table-cell>
          <table:table-cell table:style-name="TableRowCell" office:value-type="string">
            <text:p text:style-name="Table_20_Contents">Usa índices</text:p>
          </table:table-cell>
        </table:table-row>
      </table:table>
      <text:p text:style-name="Horizontal_20_Line"/>
      <text:h text:style-name="Heading_20_3" text:outline-level="3"><text:bookmark-start text:name="registros-y-campos"/>3.3. Registros y campos<text:bookmark-end text:name="registros-y-campos"/></text:h>
      <text:list text:style-name="L36">
        <text:list-item>
          <text:p text:style-name="P47"><text:span text:style-name="T1">Campo</text:span>: unidad mínima de información.</text:p>
        </text:list-item>
        <text:list-item>
          <text:p text:style-name="P47"><text:span text:style-name="T1">Registro</text:span>: conjunto de campos relacionados.</text:p>
        </text:list-item>
        <text:list-item>
          <text:p text:style-name="P47"><text:span text:style-name="T1">Fichero</text:span>: conjunto de registros.</text:p>
        </text:list-item>
      </text:list>
      <text:h text:style-name="Heading_20_4" text:outline-level="4"><text:bookmark-start text:name="miniresumen-14"/>Miniresumen<text:bookmark-end text:name="miniresumen-14"/></text:h>
      <text:list text:style-name="L37">
        <text:list-item>
          <text:p text:style-name="P48">Fichero = registros.</text:p>
        </text:list-item>
        <text:list-item>
          <text:p text:style-name="P48">Registro = campos.</text:p>
        </text:list-item>
        <text:list-item>
          <text:p text:style-name="P48">Organización define el acceso.</text:p>
        </text:list-item>
      </text:list>
      <text:p text:style-name="Horizontal_20_Line"/>
      <text:h text:style-name="Heading_20_2" text:outline-level="2"><text:bookmark-start text:name="algoritmos"/>4. Algoritmos<text:bookmark-end text:name="algoritmos"/></text:h>
      <text:h text:style-name="Heading_20_3" text:outline-level="3"><text:bookmark-start text:name="concepto-de-algoritmo"/>4.1. Concepto de algoritmo<text:bookmark-end text:name="concepto-de-algoritmo"/></text:h>
      <text:p text:style-name="First_20_paragraph">Un <text:span text:style-name="T1">algoritmo</text:span> es un <text:span text:style-name="T1">conjunto finito y ordenado de instrucciones</text:span> que permite resolver un problema.</text:p>
      <text:p text:style-name="Horizontal_20_Line"/>
      <text:h text:style-name="Heading_20_3" text:outline-level="3"><text:bookmark-start text:name="características-de-los-algoritmos"/>4.2. Características de los algoritmos<text:bookmark-end text:name="características-de-los-algoritmos"/></text:h>
      <text:p text:style-name="First_20_paragraph">Un algoritmo debe ser: - <text:span text:style-name="T1">Finito</text:span>. - <text:span text:style-name="T1">Preciso</text:span>. - <text:span text:style-name="T1">Definido</text:span>.</text:p>
      <text:p text:style-name="Horizontal_20_Line"/>
      <text:h text:style-name="Heading_20_3" text:outline-level="3"><text:bookmark-start text:name="representación-de-algoritmos"/>4.3. Representación de algoritmos<text:bookmark-end text:name="representación-de-algoritmos"/></text:h>
      <text:p text:style-name="First_20_paragraph">Formas habituales: - Lenguaje natural. - Pseudocódigo. - Diagramas de flujo.</text:p>
      <text:p text:style-name="P49">En TAI <text:span text:style-name="T1">no se pide programar</text:span>, solo identificar conceptos.</text:p>
      <text:h text:style-name="Heading_20_4" text:outline-level="4"><text:bookmark-start text:name="miniresumen-15"/>Miniresumen<text:bookmark-end text:name="miniresumen-15"/></text:h>
      <text:list text:style-name="L38">
        <text:list-item>
          <text:p text:style-name="P50">Algoritmo = pasos ordenados.</text:p>
        </text:list-item>
        <text:list-item>
          <text:p text:style-name="P50">Debe ser finito y preciso.</text:p>
        </text:list-item>
      </text:list>
      <text:p text:style-name="Horizontal_20_Line"/>
      <text:h text:style-name="Heading_20_2" text:outline-level="2"><text:bookmark-start text:name="formatos-de-información-y-ficheros"/>5. Formatos de información y ficheros<text:bookmark-end text:name="formatos-de-información-y-ficheros"/></text:h>
      <text:h text:style-name="Heading_20_3" text:outline-level="3"><text:bookmark-start text:name="concepto-de-formato-de-fichero"/>5.1. Concepto de formato de fichero<text:bookmark-end text:name="concepto-de-formato-de-fichero"/></text:h>
      <text:p text:style-name="First_20_paragraph">Un <text:span text:style-name="T1">formato de fichero</text:span> define la <text:span text:style-name="T1">estructura y codificación</text:span> de los datos almacenados en un archivo.</text:p>
      <text:p text:style-name="Horizontal_20_Line"/>
      <text:h text:style-name="Heading_20_3" text:outline-level="3"><text:bookmark-start text:name="tipos-de-formatos"/>5.2. Tipos de formatos<text:bookmark-end text:name="tipos-de-formatos"/></text:h>
      <text:p text:style-name="First_20_paragraph">Según su naturaleza:</text:p>
      <text:list text:style-name="L39">
        <text:list-item>
          <text:p text:style-name="P51"><text:span text:style-name="T1">Formatos de texto</text:span>.</text:p>
        </text:list-item>
        <text:list-item>
          <text:p text:style-name="P51"><text:span text:style-name="T1">Formatos binarios</text:span>.</text:p>
        </text:list-item>
      </text:list>
      <text:p text:style-name="Horizontal_20_Line"/>
      <text:h text:style-name="Heading_20_3" text:outline-level="3"><text:bookmark-start text:name="formatos-más-habituales"/>5.3. Formatos más habituales<text:bookmark-end text:name="formatos-más-habituales"/></text:h>
      <text:p text:style-name="First_20_paragraph">Ejemplos: - Texto: TXT, CSV, XML, JSON. - Binarios: PDF, DOCX, XLSX, JPG.</text:p>
      <text:p text:style-name="P52">Clave de examen:<text:line-break/>Texto → legible.<text:line-break/>Binario → no legible directamente.</text:p>
      <text:h text:style-name="Heading_20_4" text:outline-level="4"><text:bookmark-start text:name="miniresumen-16"/>Miniresumen<text:bookmark-end text:name="miniresumen-16"/></text:h>
      <text:list text:style-name="L40">
        <text:list-item>
          <text:p text:style-name="P53">El formato define cómo se almacenan los datos.</text:p>
        </text:list-item>
        <text:list-item>
          <text:p text:style-name="P53">Texto y binario son la clasificación básica.</text:p>
        </text:list-item>
      </text:list>
      <text:p text:style-name="Horizontal_20_Line"/>
      <text:h text:style-name="Heading_20_2" text:outline-level="2"><text:bookmark-start text:name="miniresumen-final-del-tema-2"/>Miniresumen final del tema<text:bookmark-end text:name="miniresumen-final-del-tema-2"/></text:h>
      <text:list text:style-name="L41">
        <text:list-item>
          <text:p text:style-name="P54">TAD define datos y operaciones de forma abstracta.</text:p>
        </text:list-item>
        <text:list-item>
          <text:p text:style-name="P54">Las estructuras de datos son implementaciones concretas.</text:p>
        </text:list-item>
        <text:list-item>
          <text:p text:style-name="P54">Existen estructuras lineales y no lineales.</text:p>
        </text:list-item>
        <text:list-item>
          <text:p text:style-name="P54">Los ficheros organizan registros y campos.</text:p>
        </text:list-item>
        <text:list-item>
          <text:p text:style-name="P54">Un algoritmo es finito y ordenado.</text:p>
        </text:list-item>
        <text:list-item>
          <text:p text:style-name="P54">Los formatos definen la estructura de los archivos.</text:p>
        </text:list-item>
      </text:list>
      <text:h text:style-name="Heading_20_1" text:outline-level="1"><text:bookmark-start text:name="bloque-2-tema-4"/>Bloque 2 – Tema 4<text:bookmark-end text:name="bloque-2-tema-4"/></text:h>
      <text:h text:style-name="Heading_20_2" text:outline-level="2"><text:bookmark-start text:name="sistemas-operativos.-características-y-elementos-constitutivos.-sistemas-windows.-sistemas-unix-y-linux.-sistemas-operativos-para-dispositivos-móviles."/>Sistemas operativos. Características y elementos constitutivos. Sistemas Windows. Sistemas Unix y Linux. Sistemas operativos para dispositivos móviles.<text:bookmark-end text:name="sistemas-operativos.-características-y-elementos-constitutivos.-sistemas-windows.-sistemas-unix-y-linux.-sistemas-operativos-para-dispositivos-móviles."/></text:h>
      <text:h text:style-name="Heading_20_2" text:outline-level="2"><text:bookmark-start text:name="introducción-3"/>Introducción<text:bookmark-end text:name="introducción-3"/></text:h>
      <text:p text:style-name="First_20_paragraph">El <text:span text:style-name="T1">sistema operativo (SO)</text:span> es el <text:span text:style-name="T1">software básico</text:span> que permite el funcionamiento del ordenador y la ejecución de aplicaciones.<text:line-break/>En TAI este tema se pregunta de forma <text:span text:style-name="T1">conceptual y comparativa</text:span>, especialmente diferencias entre <text:span text:style-name="T1">Windows, Unix/Linux y sistemas móviles</text:span>.</text:p>
      <text:p text:style-name="Text_20_body">Es un tema <text:span text:style-name="T1">muy rentable en examen</text:span>.</text:p>
      <text:h text:style-name="Heading_20_2" text:outline-level="2"><text:bookmark-start text:name="sistemas-operativos"/>1. Sistemas operativos<text:bookmark-end text:name="sistemas-operativos"/></text:h>
      <text:h text:style-name="Heading_20_3" text:outline-level="3"><text:bookmark-start text:name="concepto-de-sistema-operativo"/>1.1. Concepto de sistema operativo<text:bookmark-end text:name="concepto-de-sistema-operativo"/></text:h>
      <text:p text:style-name="First_20_paragraph">Un <text:span text:style-name="T1">sistema operativo</text:span> es el conjunto de programas que: - Gestiona los recursos del sistema. - Controla el hardware. - Actúa como <text:span text:style-name="T1">intermediario entre el usuario y el hardware</text:span>.</text:p>
      <text:p text:style-name="P55">Idea clave de examen:<text:line-break/>El sistema operativo es <text:span text:style-name="T1">software de sistema</text:span>, no de aplicación.</text:p>
      <text:h text:style-name="Heading_20_3" text:outline-level="3"><text:bookmark-start text:name="funciones-del-sistema-operativo"/>1.2. Funciones del sistema operativo<text:bookmark-end text:name="funciones-del-sistema-operativo"/></text:h>
      <text:p text:style-name="First_20_paragraph">Funciones principales: - Gestión de procesos. - Gestión de memoria. - Gestión de dispositivos de entrada/salida. - Gestión de archivos. - Gestión de usuarios y seguridad.</text:p>
      <text:h text:style-name="Heading_20_4" text:outline-level="4"><text:bookmark-start text:name="miniresumen-17"/>Miniresumen<text:bookmark-end text:name="miniresumen-17"/></text:h>
      <text:list text:style-name="L42">
        <text:list-item>
          <text:p text:style-name="P56">El SO controla recursos y hardware.</text:p>
        </text:list-item>
        <text:list-item>
          <text:p text:style-name="P56">Permite ejecutar aplicaciones.</text:p>
        </text:list-item>
      </text:list>
      <text:h text:style-name="Heading_20_2" text:outline-level="2"><text:bookmark-start text:name="características-y-elementos-constitutivos-del-sistema-operativo"/>2. Características y elementos constitutivos del sistema operativo<text:bookmark-end text:name="características-y-elementos-constitutivos-del-sistema-operativo"/></text:h>
      <text:h text:style-name="Heading_20_3" text:outline-level="3"><text:bookmark-start text:name="características-generales"/>2.1. Características generales<text:bookmark-end text:name="características-generales"/></text:h>
      <text:p text:style-name="First_20_paragraph">Características comunes: - Multitarea. - Multiusuario. - Interfaz de usuario. - Seguridad. - Portabilidad.</text:p>
      <text:p text:style-name="Horizontal_20_Line"/>
      <text:h text:style-name="Heading_20_3" text:outline-level="3"><text:bookmark-start text:name="elementos-constitutivos-1"/>2.2. Elementos constitutivos<text:bookmark-end text:name="elementos-constitutivos-1"/></text:h>
      <text:p text:style-name="First_20_paragraph">Componentes básicos: - <text:span text:style-name="T1">Núcleo (kernel)</text:span>. - <text:span text:style-name="T1">Gestor de procesos</text:span>. - <text:span text:style-name="T1">Gestor de memoria</text:span>. - <text:span text:style-name="T1">Sistema de archivos</text:span>. - <text:span text:style-name="T1">Interfaz de usuario</text:span>.</text:p>
      <text:p text:style-name="P57">Clave TAI:<text:line-break/>El kernel es el <text:span text:style-name="T1">núcleo del sistema operativo</text:span>.</text:p>
      <text:h text:style-name="Heading_20_4" text:outline-level="4"><text:bookmark-start text:name="miniresumen-18"/>Miniresumen<text:bookmark-end text:name="miniresumen-18"/></text:h>
      <text:list text:style-name="L43">
        <text:list-item>
          <text:p text:style-name="P58">Kernel = núcleo.</text:p>
        </text:list-item>
        <text:list-item>
          <text:p text:style-name="P58">El SO se compone de varios gestores.</text:p>
        </text:list-item>
      </text:list>
      <text:p text:style-name="Horizontal_20_Line"/>
      <text:h text:style-name="Heading_20_2" text:outline-level="2"><text:bookmark-start text:name="sistemas-windows"/>3. Sistemas Windows<text:bookmark-end text:name="sistemas-windows"/></text:h>
      <text:h text:style-name="Heading_20_3" text:outline-level="3"><text:bookmark-start text:name="características-generales-de-windows"/>3.1. Características generales de Windows<text:bookmark-end text:name="características-generales-de-windows"/></text:h>
      <text:p text:style-name="First_20_paragraph">Windows es un sistema operativo: - Propietario. - Desarrollado por Microsoft. - Orientado al usuario final.</text:p>
      <text:p text:style-name="Horizontal_20_Line"/>
      <text:h text:style-name="Heading_20_3" text:outline-level="3"><text:bookmark-start text:name="características-principales"/>3.2. Características principales<text:bookmark-end text:name="características-principales"/></text:h>
      <text:list text:style-name="L44">
        <text:list-item>
          <text:p text:style-name="P59">Interfaz gráfica (GUI).</text:p>
        </text:list-item>
        <text:list-item>
          <text:p text:style-name="P59">Amplia compatibilidad de hardware.</text:p>
        </text:list-item>
        <text:list-item>
          <text:p text:style-name="P59">Uso de sistemas de archivos como <text:span text:style-name="T1">NTFS</text:span>.</text:p>
        </text:list-item>
        <text:list-item>
          <text:p text:style-name="P59">Soporte multitarea y multiusuario.</text:p>
        </text:list-item>
      </text:list>
      <text:p text:style-name="Horizontal_20_Line"/>
      <text:h text:style-name="Heading_20_3" text:outline-level="3"><text:bookmark-start text:name="versiones-de-windows"/>3.3. Versiones de Windows<text:bookmark-end text:name="versiones-de-windows"/></text:h>
      <text:list text:style-name="L45">
        <text:list-item>
          <text:p text:style-name="P60">Windows 10.</text:p>
        </text:list-item>
        <text:list-item>
          <text:p text:style-name="P60">Windows 11.</text:p>
        </text:list-item>
        <text:list-item>
          <text:p text:style-name="P60">Versiones de servidor (Windows Server).</text:p>
        </text:list-item>
      </text:list>
      <text:p text:style-name="P61">En TAI <text:span text:style-name="T1">no se pregunta uso</text:span>, solo características.</text:p>
      <text:h text:style-name="Heading_20_4" text:outline-level="4"><text:bookmark-start text:name="miniresumen-19"/>Miniresumen<text:bookmark-end text:name="miniresumen-19"/></text:h>
      <text:list text:style-name="L46">
        <text:list-item>
          <text:p text:style-name="P62">Windows es propietario.</text:p>
        </text:list-item>
        <text:list-item>
          <text:p text:style-name="P62">GUI y NTFS son claves.</text:p>
        </text:list-item>
      </text:list>
      <text:p text:style-name="Horizontal_20_Line"/>
      <text:h text:style-name="Heading_20_2" text:outline-level="2"><text:bookmark-start text:name="sistemas-unix-y-linux"/>4. Sistemas Unix y Linux<text:bookmark-end text:name="sistemas-unix-y-linux"/></text:h>
      <text:h text:style-name="Heading_20_3" text:outline-level="3"><text:bookmark-start text:name="sistema-unix"/>4.1. Sistema Unix<text:bookmark-end text:name="sistema-unix"/></text:h>
      <text:p text:style-name="First_20_paragraph">Unix es un sistema operativo: - Multiusuario. - Multitarea. - Portátil. - Utilizado en entornos profesionales.</text:p>
      <text:p text:style-name="Horizontal_20_Line"/>
      <text:h text:style-name="Heading_20_3" text:outline-level="3"><text:bookmark-start text:name="sistema-linux"/>4.2. Sistema Linux<text:bookmark-end text:name="sistema-linux"/></text:h>
      <text:p text:style-name="First_20_paragraph">Linux es un sistema operativo: - De código abierto. - Basado en Unix. - Multiusuario y multitarea.</text:p>
      <text:p text:style-name="Text_20_body">Distribuciones habituales: - Ubuntu. - Debian. - Red Hat.</text:p>
      <text:p text:style-name="P63">Clave TAI:<text:line-break/>Linux <text:span text:style-name="T1">no es una distribución</text:span>, es el núcleo.</text:p>
      <text:p text:style-name="Horizontal_20_Line"/>
      <text:h text:style-name="Heading_20_3" text:outline-level="3"><text:bookmark-start text:name="características-comunes-unixlinux"/>4.3. Características comunes Unix/Linux<text:bookmark-end text:name="características-comunes-unixlinux"/></text:h>
      <text:list text:style-name="L47">
        <text:list-item>
          <text:p text:style-name="P64">Sistema de archivos jerárquico.</text:p>
        </text:list-item>
        <text:list-item>
          <text:p text:style-name="P64">Uso intensivo de línea de comandos.</text:p>
        </text:list-item>
        <text:list-item>
          <text:p text:style-name="P64">Alta estabilidad y seguridad.</text:p>
        </text:list-item>
      </text:list>
      <text:h text:style-name="Heading_20_4" text:outline-level="4"><text:bookmark-start text:name="miniresumen-20"/>Miniresumen<text:bookmark-end text:name="miniresumen-20"/></text:h>
      <text:list text:style-name="L48">
        <text:list-item>
          <text:p text:style-name="P65">Unix y Linux son multiusuario.</text:p>
        </text:list-item>
        <text:list-item>
          <text:p text:style-name="P65">Linux es software libre.</text:p>
        </text:list-item>
      </text:list>
      <text:p text:style-name="Horizontal_20_Line"/>
      <text:h text:style-name="Heading_20_2" text:outline-level="2"><text:bookmark-start text:name="sistemas-operativos-para-dispositivos-móviles"/>5. Sistemas operativos para dispositivos móviles<text:bookmark-end text:name="sistemas-operativos-para-dispositivos-móviles"/></text:h>
      <text:h text:style-name="Heading_20_3" text:outline-level="3"><text:bookmark-start text:name="características-generales-1"/>5.1. Características generales<text:bookmark-end text:name="características-generales-1"/></text:h>
      <text:p text:style-name="First_20_paragraph">Los sistemas operativos móviles están diseñados para: - Dispositivos con recursos limitados. - Uso táctil. - Gestión eficiente de energía.</text:p>
      <text:p text:style-name="Horizontal_20_Line"/>
      <text:h text:style-name="Heading_20_3" text:outline-level="3"><text:bookmark-start text:name="principales-sistemas-operativos-móviles"/>5.2. Principales sistemas operativos móviles<text:bookmark-end text:name="principales-sistemas-operativos-móviles"/></text:h>
      <text:list text:style-name="L49">
        <text:list-item>
          <text:p text:style-name="P66"><text:span text:style-name="T1">Android</text:span></text:p>
          <text:list text:style-name="L50">
            <text:list-item>
              <text:p text:style-name="P67">Basado en Linux.</text:p>
            </text:list-item>
            <text:list-item>
              <text:p text:style-name="P67">Código abierto (parcial).</text:p>
            </text:list-item>
          </text:list>
        </text:list-item>
        <text:list-item>
          <text:p text:style-name="P66"><text:span text:style-name="T1">iOS</text:span></text:p>
          <text:list text:style-name="L51">
            <text:list-item>
              <text:p text:style-name="P68">Propietario.</text:p>
            </text:list-item>
            <text:list-item>
              <text:p text:style-name="P68">Desarrollado por Apple.</text:p>
            </text:list-item>
          </text:list>
        </text:list-item>
      </text:list>
      <text:p text:style-name="Horizontal_20_Line"/>
      <text:h text:style-name="Heading_20_3" text:outline-level="3"><text:bookmark-start text:name="características-específicas"/>5.3. Características específicas<text:bookmark-end text:name="características-específicas"/></text:h>
      <text:list text:style-name="L52">
        <text:list-item>
          <text:p text:style-name="P69">Gestión de aplicaciones mediante tiendas.</text:p>
        </text:list-item>
        <text:list-item>
          <text:p text:style-name="P69">Seguridad mediante permisos.</text:p>
        </text:list-item>
        <text:list-item>
          <text:p text:style-name="P69">Optimización del consumo energético.</text:p>
        </text:list-item>
      </text:list>
      <text:h text:style-name="Heading_20_4" text:outline-level="4"><text:bookmark-start text:name="miniresumen-21"/>Miniresumen<text:bookmark-end text:name="miniresumen-21"/></text:h>
      <text:list text:style-name="L53">
        <text:list-item>
          <text:p text:style-name="P70">Android e iOS son los principales SO móviles.</text:p>
        </text:list-item>
        <text:list-item>
          <text:p text:style-name="P70">Basados en uso táctil y eficiencia energética.</text:p>
        </text:list-item>
      </text:list>
      <text:p text:style-name="Horizontal_20_Line"/>
      <text:h text:style-name="Heading_20_2" text:outline-level="2"><text:bookmark-start text:name="miniresumen-final-del-tema-3"/>Miniresumen final del tema<text:bookmark-end text:name="miniresumen-final-del-tema-3"/></text:h>
      <text:list text:style-name="L54">
        <text:list-item>
          <text:p text:style-name="P71">El sistema operativo es software de sistema.</text:p>
        </text:list-item>
        <text:list-item>
          <text:p text:style-name="P71">Gestiona recursos y hardware.</text:p>
        </text:list-item>
        <text:list-item>
          <text:p text:style-name="P71">Windows es propietario y orientado al usuario.</text:p>
        </text:list-item>
        <text:list-item>
          <text:p text:style-name="P71">Unix y Linux son multiusuario y multitarea.</text:p>
        </text:list-item>
        <text:list-item>
          <text:p text:style-name="P71">Android e iOS dominan el entorno móvil.</text:p>
        </text:list-item>
      </text:list>
      <text:h text:style-name="Heading_20_1" text:outline-level="1"><text:bookmark-start text:name="bloque-2-tema-5"/>Bloque 2 – Tema 5<text:bookmark-end text:name="bloque-2-tema-5"/></text:h>
      <text:h text:style-name="Heading_20_2" text:outline-level="2"><text:bookmark-start text:name="sistemas-de-gestión-de-bases-de-datos-relacionales-orientados-a-objetos-y-nosql-características-y-componentes."/>Sistemas de gestión de bases de datos relacionales, orientados a objetos y NoSQL: características y componentes.<text:bookmark-end text:name="sistemas-de-gestión-de-bases-de-datos-relacionales-orientados-a-objetos-y-nosql-características-y-componentes."/></text:h>
      <text:p text:style-name="Horizontal_20_Line"/>
      <text:h text:style-name="Heading_20_2" text:outline-level="2"><text:bookmark-start text:name="introducción-4"/>Introducción<text:bookmark-end text:name="introducción-4"/></text:h>
      <text:p text:style-name="First_20_paragraph">Un <text:span text:style-name="T1">Sistema de Gestión de Bases de Datos (SGBD)</text:span> es el software que permite <text:span text:style-name="T1">crear, gestionar y administrar bases de datos</text:span>.<text:line-break/>En el examen TAI se pregunta este tema desde un punto de vista <text:span text:style-name="T1">conceptual y comparativo</text:span>, centrándose en <text:span text:style-name="T1">tipos de SGBD, características y componentes</text:span>, no en SQL avanzado ni administración práctica.</text:p>
      <text:p text:style-name="Horizontal_20_Line"/>
      <text:h text:style-name="Heading_20_2" text:outline-level="2"><text:bookmark-start text:name="sistemas-de-gestión-de-bases-de-datos-sgbd"/>1. Sistemas de gestión de bases de datos (SGBD)<text:bookmark-end text:name="sistemas-de-gestión-de-bases-de-datos-sgbd"/></text:h>
      <text:h text:style-name="Heading_20_3" text:outline-level="3"><text:bookmark-start text:name="concepto-de-sgbd"/>1.1. Concepto de SGBD<text:bookmark-end text:name="concepto-de-sgbd"/></text:h>
      <text:p text:style-name="First_20_paragraph">Un <text:span text:style-name="T1">Sistema de Gestión de Bases de Datos (SGBD)</text:span> es el conjunto de programas que permiten: - Definir bases de datos. - Crear y mantener datos. - Acceder y modificar información. - Garantizar integridad, seguridad y concurrencia.</text:p>
      <text:p text:style-name="P72">Clave de examen:<text:line-break/><text:span text:style-name="T1">Base de datos ≠ SGBD</text:span>.</text:p>
      <text:p text:style-name="Horizontal_20_Line"/>
      <text:h text:style-name="Heading_20_3" text:outline-level="3"><text:bookmark-start text:name="funciones-principales-de-un-sgbd"/>1.2. Funciones principales de un SGBD<text:bookmark-end text:name="funciones-principales-de-un-sgbd"/></text:h>
      <text:p text:style-name="First_20_paragraph">Funciones básicas: - Definición de datos. - Manipulación de datos. - Control de accesos. - Gestión de transacciones. - Copias de seguridad y recuperación.</text:p>
      <text:h text:style-name="Heading_20_4" text:outline-level="4"><text:bookmark-start text:name="miniresumen-22"/>Miniresumen<text:bookmark-end text:name="miniresumen-22"/></text:h>
      <text:list text:style-name="L55">
        <text:list-item>
          <text:p text:style-name="P73">El SGBD gestiona los datos.</text:p>
        </text:list-item>
        <text:list-item>
          <text:p text:style-name="P73">Asegura integridad y seguridad.</text:p>
        </text:list-item>
      </text:list>
      <text:p text:style-name="Horizontal_20_Line"/>
      <text:h text:style-name="Heading_20_2" text:outline-level="2"><text:bookmark-start text:name="componentes-de-un-sgbd"/>2. Componentes de un SGBD<text:bookmark-end text:name="componentes-de-un-sgbd"/></text:h>
      <text:h text:style-name="Heading_20_3" text:outline-level="3"><text:bookmark-start text:name="componentes-principales"/>2.1. Componentes principales<text:bookmark-end text:name="componentes-principales"/></text:h>
      <text:p text:style-name="First_20_paragraph">Un SGBD está formado por: - <text:span text:style-name="T1">Motor de la base de datos</text:span>. - <text:span text:style-name="T1">Diccionario de datos</text:span>. - <text:span text:style-name="T1">Lenguajes de acceso</text:span>. - <text:span text:style-name="T1">Gestor de almacenamiento</text:span>. - <text:span text:style-name="T1">Gestor de transacciones</text:span>. - <text:span text:style-name="T1">Usuarios y aplicaciones</text:span>.</text:p>
      <text:p text:style-name="Horizontal_20_Line"/>
      <text:h text:style-name="Heading_20_3" text:outline-level="3"><text:bookmark-start text:name="diccionario-de-datos"/>2.2. Diccionario de datos<text:bookmark-end text:name="diccionario-de-datos"/></text:h>
      <text:p text:style-name="First_20_paragraph">El <text:span text:style-name="T1">diccionario de datos</text:span> contiene: - Metadatos. - Definición de tablas. - Restricciones. - Usuarios y permisos.</text:p>
      <text:p text:style-name="P74">Clave TAI:<text:line-break/>El diccionario de datos <text:span text:style-name="T1">describe los datos</text:span>, no los datos en sí.</text:p>
      <text:h text:style-name="Heading_20_4" text:outline-level="4"><text:bookmark-start text:name="miniresumen-23"/>Miniresumen<text:bookmark-end text:name="miniresumen-23"/></text:h>
      <text:list text:style-name="L56">
        <text:list-item>
          <text:p text:style-name="P75">El SGBD tiene varios gestores.</text:p>
        </text:list-item>
        <text:list-item>
          <text:p text:style-name="P75">El diccionario almacena metadatos.</text:p>
        </text:list-item>
      </text:list>
      <text:p text:style-name="Horizontal_20_Line"/>
      <text:h text:style-name="Heading_20_2" text:outline-level="2"><text:bookmark-start text:name="sgbd-relacionales"/>3. SGBD relacionales<text:bookmark-end text:name="sgbd-relacionales"/></text:h>
      <text:h text:style-name="Heading_20_3" text:outline-level="3"><text:bookmark-start text:name="concepto-de-sgbd-relacional"/>3.1. Concepto de SGBD relacional<text:bookmark-end text:name="concepto-de-sgbd-relacional"/></text:h>
      <text:p text:style-name="First_20_paragraph">Un <text:span text:style-name="T1">SGBD relacional</text:span> organiza la información en: - <text:span text:style-name="T1">Tablas (relaciones)</text:span>. - Filas (registros). - Columnas (campos).</text:p>
      <text:p text:style-name="Text_20_body">Se basa en el <text:span text:style-name="T1">modelo relacional</text:span>.</text:p>
      <text:p text:style-name="Horizontal_20_Line"/>
      <text:h text:style-name="Heading_20_3" text:outline-level="3"><text:bookmark-start text:name="características-del-modelo-relacional"/>3.2. Características del modelo relacional<text:bookmark-end text:name="características-del-modelo-relacional"/></text:h>
      <text:list text:style-name="L57">
        <text:list-item>
          <text:p text:style-name="P76">Uso de tablas.</text:p>
        </text:list-item>
        <text:list-item>
          <text:p text:style-name="P76">Relaciones mediante claves.</text:p>
        </text:list-item>
        <text:list-item>
          <text:p text:style-name="P76">Integridad de los datos.</text:p>
        </text:list-item>
        <text:list-item>
          <text:p text:style-name="P76">Lenguaje estándar: <text:span text:style-name="T1">SQL</text:span>.</text:p>
        </text:list-item>
      </text:list>
      <text:p text:style-name="Horizontal_20_Line"/>
      <text:h text:style-name="Heading_20_3" text:outline-level="3"><text:bookmark-start text:name="claves-en-el-modelo-relacional"/>3.3. Claves en el modelo relacional<text:bookmark-end text:name="claves-en-el-modelo-relacional"/></text:h>
      <text:list text:style-name="L58">
        <text:list-item>
          <text:p text:style-name="P77"><text:span text:style-name="T1">Clave primaria</text:span>: identifica de forma única un registro.</text:p>
        </text:list-item>
        <text:list-item>
          <text:p text:style-name="P77"><text:span text:style-name="T1">Clave foránea</text:span>: referencia a la clave primaria de otra tabla.</text:p>
        </text:list-item>
      </text:list>
      <text:p text:style-name="P78">Clave TAI:<text:line-break/>La clave foránea <text:span text:style-name="T1">no identifica</text:span>, referencia.</text:p>
      <text:p text:style-name="Horizontal_20_Line"/>
      <text:h text:style-name="Heading_20_3" text:outline-level="3"><text:bookmark-start text:name="ejemplos-de-sgbd-relacionales"/>3.4. Ejemplos de SGBD relacionales<text:bookmark-end text:name="ejemplos-de-sgbd-relacionales"/></text:h>
      <text:list text:style-name="L59">
        <text:list-item>
          <text:p text:style-name="P79">Oracle.</text:p>
        </text:list-item>
        <text:list-item>
          <text:p text:style-name="P79">MySQL.</text:p>
        </text:list-item>
        <text:list-item>
          <text:p text:style-name="P79">PostgreSQL.</text:p>
        </text:list-item>
        <text:list-item>
          <text:p text:style-name="P79">SQL Server.</text:p>
        </text:list-item>
      </text:list>
      <text:h text:style-name="Heading_20_4" text:outline-level="4"><text:bookmark-start text:name="miniresumen-24"/>Miniresumen<text:bookmark-end text:name="miniresumen-24"/></text:h>
      <text:list text:style-name="L60">
        <text:list-item>
          <text:p text:style-name="P80">Relacional = tablas.</text:p>
        </text:list-item>
        <text:list-item>
          <text:p text:style-name="P80">SQL es el lenguaje estándar.</text:p>
        </text:list-item>
      </text:list>
      <text:p text:style-name="Horizontal_20_Line"/>
      <text:h text:style-name="Heading_20_2" text:outline-level="2"><text:bookmark-start text:name="sgbd-orientados-a-objetos"/>4. SGBD orientados a objetos<text:bookmark-end text:name="sgbd-orientados-a-objetos"/></text:h>
      <text:h text:style-name="Heading_20_3" text:outline-level="3"><text:bookmark-start text:name="concepto"/>4.1. Concepto<text:bookmark-end text:name="concepto"/></text:h>
      <text:p text:style-name="First_20_paragraph">Un <text:span text:style-name="T1">SGBD orientado a objetos</text:span> almacena la información en forma de <text:span text:style-name="T1">objetos</text:span>, similares a los utilizados en programación orientada a objetos.</text:p>
      <text:p text:style-name="Horizontal_20_Line"/>
      <text:h text:style-name="Heading_20_3" text:outline-level="3"><text:bookmark-start text:name="características"/>4.2. Características<text:bookmark-end text:name="características"/></text:h>
      <text:list text:style-name="L61">
        <text:list-item>
          <text:p text:style-name="P81">Uso de objetos.</text:p>
        </text:list-item>
        <text:list-item>
          <text:p text:style-name="P81">Encapsulación.</text:p>
        </text:list-item>
        <text:list-item>
          <text:p text:style-name="P81">Herencia.</text:p>
        </text:list-item>
        <text:list-item>
          <text:p text:style-name="P81">Métodos asociados a los datos.</text:p>
        </text:list-item>
      </text:list>
      <text:p text:style-name="Horizontal_20_Line"/>
      <text:h text:style-name="Heading_20_3" text:outline-level="3"><text:bookmark-start text:name="ventajas-e-inconvenientes"/>4.3. Ventajas e inconvenientes<text:bookmark-end text:name="ventajas-e-inconvenientes"/></text:h>
      <text:p text:style-name="First_20_paragraph">Ventajas: - Modelado complejo más natural. - Integración con lenguajes OO.</text:p>
      <text:p text:style-name="Text_20_body">Inconvenientes: - Menor estandarización. - Menor implantación que los relacionales.</text:p>
      <text:h text:style-name="Heading_20_4" text:outline-level="4"><text:bookmark-start text:name="miniresumen-25"/>Miniresumen<text:bookmark-end text:name="miniresumen-25"/></text:h>
      <text:list text:style-name="L62">
        <text:list-item>
          <text:p text:style-name="P82">Basados en objetos.</text:p>
        </text:list-item>
        <text:list-item>
          <text:p text:style-name="P82">Menos usados que los relacionales.</text:p>
        </text:list-item>
      </text:list>
      <text:p text:style-name="Horizontal_20_Line"/>
      <text:h text:style-name="Heading_20_2" text:outline-level="2"><text:bookmark-start text:name="sgbd-nosql"/>5. SGBD NoSQL<text:bookmark-end text:name="sgbd-nosql"/></text:h>
      <text:h text:style-name="Heading_20_3" text:outline-level="3"><text:bookmark-start text:name="concepto-de-nosql"/>5.1. Concepto de NoSQL<text:bookmark-end text:name="concepto-de-nosql"/></text:h>
      <text:p text:style-name="First_20_paragraph">Los <text:span text:style-name="T1">SGBD NoSQL</text:span> son sistemas de bases de datos: - No relacionales. - Diseñados para grandes volúmenes de datos. - Orientados a escalabilidad y rendimiento.</text:p>
      <text:p text:style-name="Horizontal_20_Line"/>
      <text:h text:style-name="Heading_20_3" text:outline-level="3"><text:bookmark-start text:name="características-de-nosql"/>5.2. Características de NoSQL<text:bookmark-end text:name="características-de-nosql"/></text:h>
      <text:list text:style-name="L63">
        <text:list-item>
          <text:p text:style-name="P83">No usan tablas relacionales clásicas.</text:p>
        </text:list-item>
        <text:list-item>
          <text:p text:style-name="P83">Escalabilidad horizontal.</text:p>
        </text:list-item>
        <text:list-item>
          <text:p text:style-name="P83">Esquema flexible.</text:p>
        </text:list-item>
        <text:list-item>
          <text:p text:style-name="P83">Alta disponibilidad.</text:p>
        </text:list-item>
      </text:list>
      <text:p text:style-name="Horizontal_20_Line"/>
      <text:h text:style-name="Heading_20_3" text:outline-level="3"><text:bookmark-start text:name="tipos-de-bases-de-datos-nosql"/>5.3. Tipos de bases de datos NoSQL<text:bookmark-end text:name="tipos-de-bases-de-datos-nosql"/></text:h>
      <text:list text:style-name="L64">
        <text:list-item>
          <text:p text:style-name="P84"><text:span text:style-name="T1">Clave-valor</text:span>.</text:p>
        </text:list-item>
        <text:list-item>
          <text:p text:style-name="P84"><text:span text:style-name="T1">Documentales</text:span>.</text:p>
        </text:list-item>
        <text:list-item>
          <text:p text:style-name="P84"><text:span text:style-name="T1">Columnas</text:span>.</text:p>
        </text:list-item>
        <text:list-item>
          <text:p text:style-name="P84"><text:span text:style-name="T1">Grafos</text:span>.</text:p>
        </text:list-item>
      </text:list>
      <text:p text:style-name="Horizontal_20_Line"/>
      <text:h text:style-name="Heading_20_3" text:outline-level="3"><text:bookmark-start text:name="ejemplos-de-sgbd-nosql"/>5.4. Ejemplos de SGBD NoSQL<text:bookmark-end text:name="ejemplos-de-sgbd-nosql"/></text:h>
      <text:list text:style-name="L65">
        <text:list-item>
          <text:p text:style-name="P85">MongoDB.</text:p>
        </text:list-item>
        <text:list-item>
          <text:p text:style-name="P85">Cassandra.</text:p>
        </text:list-item>
        <text:list-item>
          <text:p text:style-name="P85">Redis.</text:p>
        </text:list-item>
        <text:list-item>
          <text:p text:style-name="P85">Neo4j.</text:p>
        </text:list-item>
      </text:list>
      <text:p text:style-name="P86">Clave TAI:<text:line-break/>NoSQL <text:span text:style-name="T1">no significa </text:span>“<text:span text:style-name="T1">sin SQL</text:span>”, sino “no solo SQL”.</text:p>
      <text:h text:style-name="Heading_20_4" text:outline-level="4"><text:bookmark-start text:name="miniresumen-26"/>Miniresumen<text:bookmark-end text:name="miniresumen-26"/></text:h>
      <text:list text:style-name="L66">
        <text:list-item>
          <text:p text:style-name="P87">NoSQL = no relacional.</text:p>
        </text:list-item>
        <text:list-item>
          <text:p text:style-name="P87">Pensado para grandes volúmenes.</text:p>
        </text:list-item>
      </text:list>
      <text:p text:style-name="Horizontal_20_Line"/>
      <text:h text:style-name="Heading_20_2" text:outline-level="2"><text:bookmark-start text:name="miniresumen-final-del-tema-4"/>Miniresumen final del tema<text:bookmark-end text:name="miniresumen-final-del-tema-4"/></text:h>
      <text:list text:style-name="L67">
        <text:list-item>
          <text:p text:style-name="P88">El SGBD gestiona bases de datos.</text:p>
        </text:list-item>
        <text:list-item>
          <text:p text:style-name="P88">Existen SGBD relacionales, orientados a objetos y NoSQL.</text:p>
        </text:list-item>
        <text:list-item>
          <text:p text:style-name="P88">El modelo relacional usa tablas y claves.</text:p>
        </text:list-item>
        <text:list-item>
          <text:p text:style-name="P88">SQL es el lenguaje estándar relacional.</text:p>
        </text:list-item>
        <text:list-item>
          <text:p text:style-name="P88">NoSQL prioriza escalabilidad y flexibilida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ae32" officeooo:paragraph-rsid="001aae3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bloque2</dc:title>
    <dc:description/>
    <dc:subject/>
    <meta:keyword/>
    <meta:initial-creator/>
    <dc:creator/>
    <meta:creation-date>2026-02-08T11:24:08Z</meta:creation-date>
    <dc:date>2026-02-08T11:24:08Z</dc:date>
  </office:meta>
</office:document-meta>
</file>